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2d0fb2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34b6f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40c4e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488023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518308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51e01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52aa10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paragraph-rsid="00536016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 officeooo:rsid="00518308" officeooo:paragraph-rsid="00518308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ucida Console" fo:font-size="15pt" fo:letter-spacing="normal" fo:font-style="normal" fo:font-weight="normal"/>
    </style:style>
    <style:style style:name="T1" style:family="text">
      <style:text-properties officeooo:rsid="0034b6f0"/>
    </style:style>
    <style:style style:name="T2" style:family="text">
      <style:text-properties officeooo:rsid="0040c4e0"/>
    </style:style>
    <style:style style:name="T3" style:family="text">
      <style:text-properties officeooo:rsid="00488023"/>
    </style:style>
    <style:style style:name="T4" style:family="text">
      <style:text-properties officeooo:rsid="00518308"/>
    </style:style>
    <style:style style:name="T5" style:family="text">
      <style:text-properties officeooo:rsid="0051e01b"/>
    </style:style>
    <style:style style:name="T6" style:family="text">
      <style:text-properties officeooo:rsid="0052aa10"/>
    </style:style>
    <style:style style:name="T7" style:family="text">
      <style:text-properties officeooo:rsid="005360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AARON",</text:p>
      <text:p text:style-name="P1">"ABACO",</text:p>
      <text:p text:style-name="P1">"ABAJO",</text:p>
      <text:p text:style-name="P1">"ABANO",</text:p>
      <text:p text:style-name="P1">"ABATE",</text:p>
      <text:p text:style-name="P1">"ABEJA",</text:p>
      <text:p text:style-name="P1">"ABEJA",</text:p>
      <text:p text:style-name="P1">"ABETE",</text:p>
      <text:p text:style-name="P1">"ABETO",</text:p>
      <text:p text:style-name="P1">"ABIAR",</text:p>
      <text:p text:style-name="P1">"ABITA",</text:p>
      <text:p text:style-name="P1">"ABONO",</text:p>
      <text:p text:style-name="P1">"ABRIL",</text:p>
      <text:p text:style-name="P1">"ABRIR",</text:p>
      <text:p text:style-name="P1">"ABUJE",</text:p>
      <text:p text:style-name="P1">"ABUSO",</text:p>
      <text:p text:style-name="P1">"ACABE",</text:p>
      <text:p text:style-name="P1">"ACABO",</text:p>
      <text:p text:style-name="P1">"ACALA",</text:p>
      <text:p text:style-name="P1">"ACARO",</text:p>
      <text:p text:style-name="P1">"ACASO",</text:p>
      <text:p text:style-name="P1">"ACATO",</text:p>
      <text:p text:style-name="P1">"ACEBO",</text:p>
      <text:p text:style-name="P1">"ACEDO",</text:p>
      <text:p text:style-name="P1">"ACEÑA",</text:p>
      <text:p text:style-name="P1">"ACERA",</text:p>
      <text:p text:style-name="P1">"ACERE",</text:p>
      <text:p text:style-name="P1">"ACERO",</text:p>
      <text:p text:style-name="P1">"ACEZO",</text:p>
      <text:p text:style-name="P1">"ACIAL",</text:p>
      <text:p text:style-name="P1">"ACIDO",</text:p>
      <text:p text:style-name="P1">"ACILO",</text:p>
      <text:p text:style-name="P1">"ACOSE",</text:p>
      <text:p text:style-name="P1">"ACOSO",</text:p>
      <text:p text:style-name="P1">"ACTEA",</text:p>
      <text:p text:style-name="P1">"ACTOR",</text:p>
      <text:p text:style-name="P1">"ACURE",</text:p>
      <text:p text:style-name="P1">"ACUSE",</text:p>
      <text:p text:style-name="P1">"ADAME",</text:p>
      <text:p text:style-name="P1">"ADELA",</text:p>
      <text:p text:style-name="P1">"ADIAR",</text:p>
      <text:p text:style-name="P1">"ADIOS",</text:p>
      <text:p text:style-name="P1">"ADIVE",</text:p>
      <text:p text:style-name="P1">"ADOBA",</text:p>
      <text:p text:style-name="P1">"ADOBE",</text:p>
      <text:p text:style-name="P1">"ADRAL",</text:p>
      <text:p text:style-name="P1">"ADRAR",</text:p>
      <text:p text:style-name="P1">"ADUAR",</text:p>
      <text:p text:style-name="P1"><text:soft-page-break/>"ADUJA",</text:p>
      <text:p text:style-name="P1">"ADULA",</text:p>
      <text:p text:style-name="P1">"AEREO",</text:p>
      <text:p text:style-name="P1">"AFEAR",</text:p>
      <text:p text:style-name="P1">"AFIJO",</text:p>
      <text:p text:style-name="P1">"AFILO",</text:p>
      <text:p text:style-name="P1">"AFORO",</text:p>
      <text:p text:style-name="P1">"AGOTE",</text:p>
      <text:p text:style-name="P1">"AGRAZ",</text:p>
      <text:p text:style-name="P1">"AGRIO",</text:p>
      <text:p text:style-name="P1">"AGROR",</text:p>
      <text:p text:style-name="P1">"AGUAR",</text:p>
      <text:p text:style-name="P1">"AGUAS",</text:p>
      <text:p text:style-name="P1">"AGUDO",</text:p>
      <text:p text:style-name="P1">"AGUIN",</text:p>
      <text:p text:style-name="P1">"AGUJA",</text:p>
      <text:p text:style-name="P1">"AHILO",</text:p>
      <text:p text:style-name="P1">"AHINA",</text:p>
      <text:p text:style-name="P1">"AHITO",</text:p>
      <text:p text:style-name="P1">"AHOGO",</text:p>
      <text:p text:style-name="P1">"AHORA",</text:p>
      <text:p text:style-name="P1">"AIRAR",</text:p>
      <text:p text:style-name="P1">"AITOR",</text:p>
      <text:p text:style-name="P1">"AJEAR",</text:p>
      <text:p text:style-name="P1">"AJENO",</text:p>
      <text:p text:style-name="P1">"AJERO",</text:p>
      <text:p text:style-name="P1">"AJETE",</text:p>
      <text:p text:style-name="P1">"AJUAR",</text:p>
      <text:p text:style-name="P1">"ALADO",</text:p>
      <text:p text:style-name="P1">"ALAMO",</text:p>
      <text:p text:style-name="P1">"ALAVA",</text:p>
      <text:p text:style-name="P1">"ALBOR",</text:p>
      <text:p text:style-name="P1">"ALBUM",</text:p>
      <text:p text:style-name="P1">"ALBUR",</text:p>
      <text:p text:style-name="P1">"ALCOR",</text:p>
      <text:p text:style-name="P1">"ALDEA",</text:p>
      <text:p text:style-name="P1">"ALEAR",</text:p>
      <text:p text:style-name="P1">"ALEJA",</text:p>
      <text:p text:style-name="P1">"ALEJO",</text:p>
      <text:p text:style-name="P1">"ALERO",</text:p>
      <text:p text:style-name="P1">"ALETA",</text:p>
      <text:p text:style-name="P1">"ALETA",</text:p>
      <text:p text:style-name="P1">"ALFIL",</text:p>
      <text:p text:style-name="P1">"ALFOZ",</text:p>
      <text:p text:style-name="P1">"ALGAR",</text:p>
      <text:p text:style-name="P1">"ALGUN",</text:p>
      <text:p text:style-name="P1">"ALIAR",</text:p>
      <text:p text:style-name="P1">"ALIAS",</text:p>
      <text:p text:style-name="P1"><text:soft-page-break/>"ALIÑO",</text:p>
      <text:p text:style-name="P1">"ALMUD",</text:p>
      <text:p text:style-name="P1">"ALOJA",</text:p>
      <text:p text:style-name="P1">"ALPES",</text:p>
      <text:p text:style-name="P1">"ALTAR",</text:p>
      <text:p text:style-name="P1">"ALZAR",</text:p>
      <text:p text:style-name="P1">"AMADA",</text:p>
      <text:p text:style-name="P1">"AMADO",</text:p>
      <text:p text:style-name="P1">"AMBAR",</text:p>
      <text:p text:style-name="P1">"AMENO",</text:p>
      <text:p text:style-name="P1">"AMIGA",</text:p>
      <text:p text:style-name="P1">"AMIGO",</text:p>
      <text:p text:style-name="P1">"AMURA",</text:p>
      <text:p text:style-name="P1">"ANACO",</text:p>
      <text:p text:style-name="P1">"AÑADA",</text:p>
      <text:p text:style-name="P1">"ANAFE",</text:p>
      <text:p text:style-name="P1">"ANCIA",</text:p>
      <text:p text:style-name="P1">"ANCLA",</text:p>
      <text:p text:style-name="P1">"ANCOR",</text:p>
      <text:p text:style-name="P1">"ANCUD",</text:p>
      <text:p text:style-name="P1">"ANDAR",</text:p>
      <text:p text:style-name="P1">"ANDEN",</text:p>
      <text:p text:style-name="P1">"ANEAR",</text:p>
      <text:p text:style-name="P1">"ANEJO",</text:p>
      <text:p text:style-name="P1">"ANEXO",</text:p>
      <text:p text:style-name="P1">"ANGEL",</text:p>
      <text:p text:style-name="P1">"ANGLO",</text:p>
      <text:p text:style-name="P1">"AÑICO",</text:p>
      <text:p text:style-name="P1">"ANIMA",</text:p>
      <text:p text:style-name="P1">"ANIMO",</text:p>
      <text:p text:style-name="P1">"ANITA",</text:p>
      <text:p text:style-name="P1">"ANTES",</text:p>
      <text:p text:style-name="P1">"ANTRO",</text:p>
      <text:p text:style-name="P1">"ANUAL",</text:p>
      <text:p text:style-name="P1">"ANURO",</text:p>
      <text:p text:style-name="P1">"AORTA",</text:p>
      <text:p text:style-name="P1">"AOVAR",</text:p>
      <text:p text:style-name="P10">"APAÑO",</text:p>
      <text:p text:style-name="P1">"APEAR",</text:p>
      <text:p text:style-name="P1">"APEGO",</text:p>
      <text:p text:style-name="P1">"APERO",</text:p>
      <text:p text:style-name="P1">"APICE",</text:p>
      <text:p text:style-name="P1">"APNEA",</text:p>
      <text:p text:style-name="P1">"APODO",</text:p>
      <text:p text:style-name="P1">"APOLO",</text:p>
      <text:p text:style-name="P1">"APOYO",</text:p>
      <text:p text:style-name="P1">"APTAR",</text:p>
      <text:p text:style-name="P1">"APURE",</text:p>
      <text:p text:style-name="P1"><text:soft-page-break/>"APURO",</text:p>
      <text:p text:style-name="P1">"ARABE",</text:p>
      <text:p text:style-name="P1">"ARADO",</text:p>
      <text:p text:style-name="P1">"ARAÑA",</text:p>
      <text:p text:style-name="P1">"ARBOL",</text:p>
      <text:p text:style-name="P1">"ARCAR",</text:p>
      <text:p text:style-name="P1">"ARCEN",</text:p>
      <text:p text:style-name="P1">"ARDER",</text:p>
      <text:p text:style-name="P1">"ARDOR",</text:p>
      <text:p text:style-name="P1">"ARDUO",</text:p>
      <text:p text:style-name="P1">"ARENA",</text:p>
      <text:p text:style-name="P1">"AREPA",</text:p>
      <text:p text:style-name="P1">"ARETE",</text:p>
      <text:p text:style-name="P1">"ARGEL",</text:p>
      <text:p text:style-name="P1">"ARGON",</text:p>
      <text:p text:style-name="P1">"ARGOT",</text:p>
      <text:p text:style-name="P1">"ARICA",</text:p>
      <text:p text:style-name="P1">"ARIDO",</text:p>
      <text:p text:style-name="P1">"ARIPO",</text:p>
      <text:p text:style-name="P1">"ARLAR",</text:p>
      <text:p text:style-name="P1">"ARMAR",</text:p>
      <text:p text:style-name="P1">"ARMAS",</text:p>
      <text:p text:style-name="P1">"ARNES",</text:p>
      <text:p text:style-name="P1">"AROMA",</text:p>
      <text:p text:style-name="P1">"ARPAR",</text:p>
      <text:p text:style-name="P1">"ARPON",</text:p>
      <text:p text:style-name="P1">"ARROZ",</text:p>
      <text:p text:style-name="P1">"ARUBA",</text:p>
      <text:p text:style-name="P1">"ARZON",</text:p>
      <text:p text:style-name="P1">"ASADO",</text:p>
      <text:p text:style-name="P1">"ASCII",</text:p>
      <text:p text:style-name="P1">"ASCUA",</text:p>
      <text:p text:style-name="P1">"ASEAR",</text:p>
      <text:p text:style-name="P1">"ASILO",</text:p>
      <text:p text:style-name="P1">"ASMAR",</text:p>
      <text:p text:style-name="P1">"ASNAL",</text:p>
      <text:p text:style-name="P1">"ASPAR",</text:p>
      <text:p text:style-name="P1">"ASTER",</text:p>
      <text:p text:style-name="P1">"ASTIL",</text:p>
      <text:p text:style-name="P1">"ASTRO",</text:p>
      <text:p text:style-name="P1">"ASTUR",</text:p>
      <text:p text:style-name="P1">"ATADO",</text:p>
      <text:p text:style-name="P1">"ATAJO",</text:p>
      <text:p text:style-name="P1">"ATARA",</text:p>
      <text:p text:style-name="P1">"ATAUD",</text:p>
      <text:p text:style-name="P1">"ATICO",</text:p>
      <text:p text:style-name="P1">"ATLAS",</text:p>
      <text:p text:style-name="P1">"ATOAR",</text:p>
      <text:p text:style-name="P1"><text:soft-page-break/>"ATOLE",</text:p>
      <text:p text:style-name="P1">"ATOMO",</text:p>
      <text:p text:style-name="P1">"ATONO",</text:p>
      <text:p text:style-name="P1">"ATORO",</text:p>
      <text:p text:style-name="P1">"ATRAS",</text:p>
      <text:p text:style-name="P1">"ATRIL",</text:p>
      <text:p text:style-name="P1">"ATRIO",</text:p>
      <text:p text:style-name="P1">"ATROZ",</text:p>
      <text:p text:style-name="P1">"AUDAZ",</text:p>
      <text:p text:style-name="P1">"AUGUR",</text:p>
      <text:p text:style-name="P1">"AUNAR",</text:p>
      <text:p text:style-name="P1">"AUPAR",</text:p>
      <text:p text:style-name="P1">"AUREA",</text:p>
      <text:p text:style-name="P1">"AUREO",</text:p>
      <text:p text:style-name="P1">"AUTOR",</text:p>
      <text:p text:style-name="P1">"AVARO",</text:p>
      <text:p text:style-name="P1">"AVENA",</text:p>
      <text:p text:style-name="P1">"AVIAR",</text:p>
      <text:p text:style-name="P1">"AVIDO",</text:p>
      <text:p text:style-name="P1">"AVILA",</text:p>
      <text:p text:style-name="P1">"AVION",</text:p>
      <text:p text:style-name="P1">"AVISO",</text:p>
      <text:p text:style-name="P1">"AXILA",</text:p>
      <text:p text:style-name="P1">"AXION",</text:p>
      <text:p text:style-name="P1">"AYUDA",</text:p>
      <text:p text:style-name="P1">"AYUNO",</text:p>
      <text:p text:style-name="P1">"AYUSO",</text:p>
      <text:p text:style-name="P1">"AZADA",</text:p>
      <text:p text:style-name="P1">"AZAEL",</text:p>
      <text:p text:style-name="P1">"AZOAR",</text:p>
      <text:p text:style-name="P1">"AZORA",</text:p>
      <text:p text:style-name="P1">"AZOTE",</text:p>
      <text:p text:style-name="P1"/>
      <text:p text:style-name="P1">"BABEL",</text:p>
      <text:p text:style-name="P1">"BABEO",</text:p>
      <text:p text:style-name="P1">"BABIA",</text:p>
      <text:p text:style-name="P1">"BABLE",</text:p>
      <text:p text:style-name="P1">"BABOR",</text:p>
      <text:p text:style-name="P1">"BACHE",</text:p>
      <text:p text:style-name="P1">"BACON",</text:p>
      <text:p text:style-name="P1">"BADEN",</text:p>
      <text:p text:style-name="P1">"BADIL",</text:p>
      <text:p text:style-name="P1">"BAGAR",</text:p>
      <text:p text:style-name="P1">"BAGRE",</text:p>
      <text:p text:style-name="P1">"BAHIA",</text:p>
      <text:p text:style-name="P1">"BAILE",</text:p>
      <text:p text:style-name="P1">"BAJAR",</text:p>
      <text:p text:style-name="P1">"BAJEL",</text:p>
      <text:p text:style-name="P1"><text:soft-page-break/>"BAJON",</text:p>
      <text:p text:style-name="P2">"BALAR",</text:p>
      <text:p text:style-name="P2">"BALDE",</text:p>
      <text:p text:style-name="P1">"BALDO",</text:p>
      <text:p text:style-name="P1">"BALON",</text:p>
      <text:p text:style-name="P1">"BALSA",</text:p>
      <text:p text:style-name="P1">"BAMBU",</text:p>
      <text:p text:style-name="P1">"BANAL",</text:p>
      <text:p text:style-name="P1">"BAÑAR",</text:p>
      <text:p text:style-name="P1">"BANCA",</text:p>
      <text:p text:style-name="P1">"BANCO",</text:p>
      <text:p text:style-name="P1">"BANDA",</text:p>
      <text:p text:style-name="P1">"BANDO",</text:p>
      <text:p text:style-name="P1">"BANEO",</text:p>
      <text:p text:style-name="P1">"BANIR",</text:p>
      <text:p text:style-name="P1">"BANYO",</text:p>
      <text:p text:style-name="P1">"BARBA",</text:p>
      <text:p text:style-name="P1">"BARCA",</text:p>
      <text:p text:style-name="P1">"BARCO",</text:p>
      <text:p text:style-name="P1">"BARDA",</text:p>
      <text:p text:style-name="P1">"BARDO",</text:p>
      <text:p text:style-name="P1">"BARON",</text:p>
      <text:p text:style-name="P1">"BARRA",</text:p>
      <text:p text:style-name="P1">"BARRO",</text:p>
      <text:p text:style-name="P1">"BASAL",</text:p>
      <text:p text:style-name="P1">"BASAR",</text:p>
      <text:p text:style-name="P1">"BASTA",</text:p>
      <text:p text:style-name="P1">"BASTO",</text:p>
      <text:p text:style-name="P1">"BATAN",</text:p>
      <text:p text:style-name="P1">"BATIR",</text:p>
      <text:p text:style-name="P1">"BAZAR",</text:p>
      <text:p text:style-name="P1">"BEATA",</text:p>
      <text:p text:style-name="P1">"BEATO",</text:p>
      <text:p text:style-name="P1">"BEBER",</text:p>
      <text:p text:style-name="P1">"BECAR",</text:p>
      <text:p text:style-name="P1">"BELEN",</text:p>
      <text:p text:style-name="P1">"BELFO",</text:p>
      <text:p text:style-name="P1">"BELGA",</text:p>
      <text:p text:style-name="P1">"BELLO",</text:p>
      <text:p text:style-name="P1">"BEMOL",</text:p>
      <text:p text:style-name="P1">"BEODO",</text:p>
      <text:p text:style-name="P1">"BERTA",</text:p>
      <text:p text:style-name="P1">"BESAR",</text:p>
      <text:p text:style-name="P1">"BETUN",</text:p>
      <text:p text:style-name="P1">"BICHA",</text:p>
      <text:p text:style-name="P1">"BICHO",</text:p>
      <text:p text:style-name="P1">"BIDET",</text:p>
      <text:p text:style-name="P1">"BIDON",</text:p>
      <text:p text:style-name="P1"><text:soft-page-break/>"BIELA",</text:p>
      <text:p text:style-name="P1">"BILIS",</text:p>
      <text:p text:style-name="P1">"BINGO",</text:p>
      <text:p text:style-name="P1">"BIOMA",</text:p>
      <text:p text:style-name="P1">"BIRRA",</text:p>
      <text:p text:style-name="P1">"BISEL",</text:p>
      <text:p text:style-name="P1">"BIZCO",</text:p>
      <text:p text:style-name="P1">"BLUES",</text:p>
      <text:p text:style-name="P1">"BLUSA",</text:p>
      <text:p text:style-name="P1">"BOCHA",</text:p>
      <text:p text:style-name="P1">"BOINA",</text:p>
      <text:p text:style-name="P1">"BOLLA",</text:p>
      <text:p text:style-name="P1">"BOLLO",</text:p>
      <text:p text:style-name="P1">"BOLSA",</text:p>
      <text:p text:style-name="P1">"BOLSO",</text:p>
      <text:p text:style-name="P1">"BONGO",</text:p>
      <text:p text:style-name="P1">"BORDA",</text:p>
      <text:p text:style-name="P1">"BORDE",</text:p>
      <text:p text:style-name="P1">"BOSON",</text:p>
      <text:p text:style-name="P1">"BOTAR",</text:p>
      <text:p text:style-name="P1">"BOTIN",</text:p>
      <text:p text:style-name="P1">"BOTON",</text:p>
      <text:p text:style-name="P1">"BOXEO",</text:p>
      <text:p text:style-name="P1">"BOXER",</text:p>
      <text:p text:style-name="P1">"BRAGA",</text:p>
      <text:p text:style-name="P1">"BRAGA",</text:p>
      <text:p text:style-name="P1">"BRAÑA",</text:p>
      <text:p text:style-name="P1">"BRASA",</text:p>
      <text:p text:style-name="P1">"BRAVO",</text:p>
      <text:p text:style-name="P1">"BRAZA",</text:p>
      <text:p text:style-name="P1">"BRAZO",</text:p>
      <text:p text:style-name="P1">"BREAR",</text:p>
      <text:p text:style-name="P1">"BREVA",</text:p>
      <text:p text:style-name="P1">"BREVE",</text:p>
      <text:p text:style-name="P1">"BRIBA",</text:p>
      <text:p text:style-name="P1">"BRIDA",</text:p>
      <text:p text:style-name="P1">"BRISA",</text:p>
      <text:p text:style-name="P1">"BROMA",</text:p>
      <text:p text:style-name="P1">"BROMO",</text:p>
      <text:p text:style-name="P1">"BROTE",</text:p>
      <text:p text:style-name="P1">"BROZA",</text:p>
      <text:p text:style-name="P1">"BRUJA",</text:p>
      <text:p text:style-name="P1">"BRUJO",</text:p>
      <text:p text:style-name="P1">"BRUMA",</text:p>
      <text:p text:style-name="P1">"BRUNO",</text:p>
      <text:p text:style-name="P1">"BRUTO",</text:p>
      <text:p text:style-name="P1">"BRUZA",</text:p>
      <text:p text:style-name="P1">"BUCLE",</text:p>
      <text:p text:style-name="P1"><text:soft-page-break/>"BUENO",</text:p>
      <text:p text:style-name="P1">"BUFAR",</text:p>
      <text:p text:style-name="P1">"BUFET",</text:p>
      <text:p text:style-name="P1">"BUFON",</text:p>
      <text:p text:style-name="P1">"BUJIA",</text:p>
      <text:p text:style-name="P1">"BULAR",</text:p>
      <text:p text:style-name="P1">"BULBO",</text:p>
      <text:p text:style-name="P1">"BULLA",</text:p>
      <text:p text:style-name="P1">"BULTO",</text:p>
      <text:p text:style-name="P1">"BUQUE",</text:p>
      <text:p text:style-name="P1">"BURDA",</text:p>
      <text:p text:style-name="P1">"BURDO",</text:p>
      <text:p text:style-name="P1">"BURKA",</text:p>
      <text:p text:style-name="P1">"BURLA",</text:p>
      <text:p text:style-name="P1">"BURRA",</text:p>
      <text:p text:style-name="P1">"BURRO",</text:p>
      <text:p text:style-name="P1">"BUSCA",</text:p>
      <text:p text:style-name="P1">"BUSCO",</text:p>
      <text:p text:style-name="P1">"BUSTO",</text:p>
      <text:p text:style-name="P1">"BUZON",</text:p>
      <text:p text:style-name="P1"/>
      <text:p text:style-name="P1">"CABAL",</text:p>
      <text:p text:style-name="P1">"CABER",</text:p>
      <text:p text:style-name="P1">"CABLE",</text:p>
      <text:p text:style-name="P1">"CABRA",</text:p>
      <text:p text:style-name="P1">"CACAO",</text:p>
      <text:p text:style-name="P1">"CACHA",</text:p>
      <text:p text:style-name="P1">"CACHO",</text:p>
      <text:p text:style-name="P1">"CADIZ",</text:p>
      <text:p text:style-name="P1">"CAFRE",</text:p>
      <text:p text:style-name="P1">"CAIDA",</text:p>
      <text:p text:style-name="P1">"CAIRO",</text:p>
      <text:p text:style-name="P1">"CAJON",</text:p>
      <text:p text:style-name="P1">"CALAR",</text:p>
      <text:p text:style-name="P1">"CALCO",</text:p>
      <text:p text:style-name="P1">"CALDA",</text:p>
      <text:p text:style-name="P1">"CALDO",</text:p>
      <text:p text:style-name="P1">"CALIZ",</text:p>
      <text:p text:style-name="P1">"CALLE",</text:p>
      <text:p text:style-name="P1">"CALLO",</text:p>
      <text:p text:style-name="P1">"CALMA",</text:p>
      <text:p text:style-name="P1">"CALOR",</text:p>
      <text:p text:style-name="P1">"CALVA",</text:p>
      <text:p text:style-name="P1">"CALVO",</text:p>
      <text:p text:style-name="P1">"CALZA",</text:p>
      <text:p text:style-name="P1">"CAMEO",</text:p>
      <text:p text:style-name="P1">"CAMPA",</text:p>
      <text:p text:style-name="P1">"CAMPO",</text:p>
      <text:p text:style-name="P1"><text:soft-page-break/>"CANAL",</text:p>
      <text:p text:style-name="P1">"CAÑAR",</text:p>
      <text:p text:style-name="P1">"CANJE",</text:p>
      <text:p text:style-name="P1">"CANOA",</text:p>
      <text:p text:style-name="P1">"CANON",</text:p>
      <text:p text:style-name="P1">"CAÑON",</text:p>
      <text:p text:style-name="P1">"CANTE",</text:p>
      <text:p text:style-name="P1">"CANTO",</text:p>
      <text:p text:style-name="P1">"CAOBA",</text:p>
      <text:p text:style-name="P1">"CAPAR",</text:p>
      <text:p text:style-name="P1">"CAPAZ",</text:p>
      <text:p text:style-name="P1">"CAQUI",</text:p>
      <text:p text:style-name="P1">"CARAY",</text:p>
      <text:p text:style-name="P1">"CARDA",</text:p>
      <text:p text:style-name="P1">"CARDO",</text:p>
      <text:p text:style-name="P1">"CARGA",</text:p>
      <text:p text:style-name="P1">"CARGO",</text:p>
      <text:p text:style-name="P1">"CARLA",</text:p>
      <text:p text:style-name="P1">"CARNE",</text:p>
      <text:p text:style-name="P1">"CARPA",</text:p>
      <text:p text:style-name="P1">"CARRO",</text:p>
      <text:p text:style-name="P1">"CARTA",</text:p>
      <text:p text:style-name="P1">"CASAL",</text:p>
      <text:p text:style-name="P1">"CASAR",</text:p>
      <text:p text:style-name="P1">"CASCO",</text:p>
      <text:p text:style-name="P1">"CASPA",</text:p>
      <text:p text:style-name="P1">"CASTA",</text:p>
      <text:p text:style-name="P1">"CASTO",</text:p>
      <text:p text:style-name="P1">"CATAR",</text:p>
      <text:p text:style-name="P1">"CATEO",</text:p>
      <text:p text:style-name="P1">"CATRE",</text:p>
      <text:p text:style-name="P1">"CAUCA",</text:p>
      <text:p text:style-name="P1">"CAUCE",</text:p>
      <text:p text:style-name="P1">"CAUSA",</text:p>
      <text:p text:style-name="P1">"CAUTO",</text:p>
      <text:p text:style-name="P1">"CAVAR",</text:p>
      <text:p text:style-name="P1">"CAZAR",</text:p>
      <text:p text:style-name="P1">"CEBAR",</text:p>
      <text:p text:style-name="P1">"CEBRA",</text:p>
      <text:p text:style-name="P1">"CECEO",</text:p>
      <text:p text:style-name="P1">"CEDER",</text:p>
      <text:p text:style-name="P1">"CEDRO",</text:p>
      <text:p text:style-name="P1">"CEGAR",</text:p>
      <text:p text:style-name="P1">"CELAR",</text:p>
      <text:p text:style-name="P1">"CELDA",</text:p>
      <text:p text:style-name="P1">"CELIA",</text:p>
      <text:p text:style-name="P1">"CELOS",</text:p>
      <text:p text:style-name="P1">"CELTA",</text:p>
      <text:p text:style-name="P1"><text:soft-page-break/>"CENAR",</text:p>
      <text:p text:style-name="P1">"CEÑIR",</text:p>
      <text:p text:style-name="P1">"CENIT",</text:p>
      <text:p text:style-name="P1">"CENSO",</text:p>
      <text:p text:style-name="P1">"CERCA",</text:p>
      <text:p text:style-name="P1">"CERCO",</text:p>
      <text:p text:style-name="P1">"CERDO",</text:p>
      <text:p text:style-name="P1">"CESAR",</text:p>
      <text:p text:style-name="P1">"CESTA",</text:p>
      <text:p text:style-name="P1">"CESTO",</text:p>
      <text:p text:style-name="P1">"CETRO",</text:p>
      <text:p text:style-name="P1">"CEUTA",</text:p>
      <text:p text:style-name="P1">"CEUTI",</text:p>
      <text:p text:style-name="P1">"CHACO",</text:p>
      <text:p text:style-name="P1">"CHAFA",</text:p>
      <text:p text:style-name="P1">"CHAPA",</text:p>
      <text:p text:style-name="P1">"CHATO",</text:p>
      <text:p text:style-name="P1">"CHAVO",</text:p>
      <text:p text:style-name="P1">"CHECO",</text:p>
      <text:p text:style-name="P1">"CHEPA",</text:p>
      <text:p text:style-name="P1">"CHICA",</text:p>
      <text:p text:style-name="P1">"CHICO",</text:p>
      <text:p text:style-name="P1">"CHILE",</text:p>
      <text:p text:style-name="P3">"CHIL<text:span text:style-name="T1">I</text:span>",</text:p>
      <text:p text:style-name="P1">"CHINA",</text:p>
      <text:p text:style-name="P1">"CHINO",</text:p>
      <text:p text:style-name="P1">"CHIVA",</text:p>
      <text:p text:style-name="P1">"CHIVO",</text:p>
      <text:p text:style-name="P1">"CHOCA",</text:p>
      <text:p text:style-name="P1">"CHONI",</text:p>
      <text:p text:style-name="P1">"CHOPE",</text:p>
      <text:p text:style-name="P1">"CHOPO",</text:p>
      <text:p text:style-name="P1">"CHOTA",</text:p>
      <text:p text:style-name="P1">"CHOTO",</text:p>
      <text:p text:style-name="P1">"CHOZA",</text:p>
      <text:p text:style-name="P1">"CHUFA",</text:p>
      <text:p text:style-name="P1">"CHULO",</text:p>
      <text:p text:style-name="P1">"CHUTE",</text:p>
      <text:p text:style-name="P1">"CHUZO",</text:p>
      <text:p text:style-name="P1">"CIBER",</text:p>
      <text:p text:style-name="P1">"CICLO",</text:p>
      <text:p text:style-name="P1">"CIEGO",</text:p>
      <text:p text:style-name="P1">"CIELO",</text:p>
      <text:p text:style-name="P1">"CIENO",</text:p>
      <text:p text:style-name="P1">"CIFRA",</text:p>
      <text:p text:style-name="P1">"CIMAR",</text:p>
      <text:p text:style-name="P1">"CINCO",</text:p>
      <text:p text:style-name="P1">"CINTA",</text:p>
      <text:p text:style-name="P1"><text:soft-page-break/>"CINTO",</text:p>
      <text:p text:style-name="P1">"CIRCA",</text:p>
      <text:p text:style-name="P1">"CIRCO",</text:p>
      <text:p text:style-name="P1">"CIRIO",</text:p>
      <text:p text:style-name="P1">"CISNE",</text:p>
      <text:p text:style-name="P1">"CITAR",</text:p>
      <text:p text:style-name="P1">"CIVIL",</text:p>
      <text:p text:style-name="P1">"CLARA",</text:p>
      <text:p text:style-name="P1">"CLARO",</text:p>
      <text:p text:style-name="P1">"CLASE",</text:p>
      <text:p text:style-name="P1">"CLAVE",</text:p>
      <text:p text:style-name="P1">"CLAVO",</text:p>
      <text:p text:style-name="P1">"CLERO",</text:p>
      <text:p text:style-name="P1">"CLIMA",</text:p>
      <text:p text:style-name="P1">"CLORO",</text:p>
      <text:p text:style-name="P1">"COBRA",</text:p>
      <text:p text:style-name="P1">"COBRE",</text:p>
      <text:p text:style-name="P1">"COCER",</text:p>
      <text:p text:style-name="P1">"COCHE",</text:p>
      <text:p text:style-name="P1">"COFRE",</text:p>
      <text:p text:style-name="P1">"COGER",</text:p>
      <text:p text:style-name="P1">"COJIN",</text:p>
      <text:p text:style-name="P1">"COLAR",</text:p>
      <text:p text:style-name="P1">"COLON",</text:p>
      <text:p text:style-name="P1">"COLOR",</text:p>
      <text:p text:style-name="P1">"COMBA",</text:p>
      <text:p text:style-name="P1">"COMBO",</text:p>
      <text:p text:style-name="P1">"COMER",</text:p>
      <text:p text:style-name="P1">"COMIC",</text:p>
      <text:p text:style-name="P1">"COMPA",</text:p>
      <text:p text:style-name="P1">"COMUN",</text:p>
      <text:p text:style-name="P1">"COÑAC",</text:p>
      <text:p text:style-name="P1">"CONDE",</text:p>
      <text:p text:style-name="P1">"CONGO",</text:p>
      <text:p text:style-name="P1">"COPAR",</text:p>
      <text:p text:style-name="P1">"COPAS",</text:p>
      <text:p text:style-name="P1">"COPEO",</text:p>
      <text:p text:style-name="P1">"COPIA",</text:p>
      <text:p text:style-name="P1">"COPLA",</text:p>
      <text:p text:style-name="P1">"COPON",</text:p>
      <text:p text:style-name="P1">"COQUE",</text:p>
      <text:p text:style-name="P1">"CORAL",</text:p>
      <text:p text:style-name="P1">"COREA",</text:p>
      <text:p text:style-name="P1">"CORSE",</text:p>
      <text:p text:style-name="P1">"CORSO",</text:p>
      <text:p text:style-name="P1">"CORTE",</text:p>
      <text:p text:style-name="P1">"CORTO",</text:p>
      <text:p text:style-name="P1">"COSER",</text:p>
      <text:p text:style-name="P1"><text:soft-page-break/>"COSTA",</text:p>
      <text:p text:style-name="P1">"COSTO",</text:p>
      <text:p text:style-name="P1">"COXIS",</text:p>
      <text:p text:style-name="P1">"CRACK",</text:p>
      <text:p text:style-name="P1">"CRASO",</text:p>
      <text:p text:style-name="P1">"CREAR",</text:p>
      <text:p text:style-name="P1">"CREDO",</text:p>
      <text:p text:style-name="P1">"CREER",</text:p>
      <text:p text:style-name="P1">"CREGO",</text:p>
      <text:p text:style-name="P1">"CREMA",</text:p>
      <text:p text:style-name="P1">"CRETA",</text:p>
      <text:p text:style-name="P1">"CRIAR",</text:p>
      <text:p text:style-name="P1">"CROAR",</text:p>
      <text:p text:style-name="P1">"CROMO",</text:p>
      <text:p text:style-name="P1">"CRUCE",</text:p>
      <text:p text:style-name="P1">"CRUDA",</text:p>
      <text:p text:style-name="P1">"CRUDO",</text:p>
      <text:p text:style-name="P1">"CRUEL",</text:p>
      <text:p text:style-name="P1">"CRUOR",</text:p>
      <text:p text:style-name="P1">"CRUZA",</text:p>
      <text:p text:style-name="P1">"CUAJO",</text:p>
      <text:p text:style-name="P1">"CUARK",</text:p>
      <text:p text:style-name="P1">"CUATE",</text:p>
      <text:p text:style-name="P1">"CUBIL",</text:p>
      <text:p text:style-name="P1">"CUBIT",</text:p>
      <text:p text:style-name="P1">"CUCAR",</text:p>
      <text:p text:style-name="P1">"CUECA",</text:p>
      <text:p text:style-name="P1">"CUERA",</text:p>
      <text:p text:style-name="P1">"CUERO",</text:p>
      <text:p text:style-name="P1">"CUEVA",</text:p>
      <text:p text:style-name="P1">"CULPA",</text:p>
      <text:p text:style-name="P1">"CULTO",</text:p>
      <text:p text:style-name="P1">"CUOTA",</text:p>
      <text:p text:style-name="P1">"CUPON",</text:p>
      <text:p text:style-name="P1">"CURAR",</text:p>
      <text:p text:style-name="P1">"CURDA",</text:p>
      <text:p text:style-name="P1">"CURDO",</text:p>
      <text:p text:style-name="P1">"CURIA",</text:p>
      <text:p text:style-name="P1">"CURIO",</text:p>
      <text:p text:style-name="P1">"CURRE",</text:p>
      <text:p text:style-name="P1">"CURRO",</text:p>
      <text:p text:style-name="P1">"CURRO",</text:p>
      <text:p text:style-name="P1">"CURSI",</text:p>
      <text:p text:style-name="P1">"CURSO",</text:p>
      <text:p text:style-name="P1">"CURVA",</text:p>
      <text:p text:style-name="P1">"CURVO",</text:p>
      <text:p text:style-name="P1">"CUTRE",</text:p>
      <text:p text:style-name="P1">"CUZCO",</text:p>
      <text:p text:style-name="P1"><text:soft-page-break/></text:p>
      <text:p text:style-name="P1">"DACIA",</text:p>
      <text:p text:style-name="P1">"DAFNE",</text:p>
      <text:p text:style-name="P1">"DAIFA",</text:p>
      <text:p text:style-name="P1">"DAKAR",</text:p>
      <text:p text:style-name="P1">"DALIA",</text:p>
      <text:p text:style-name="P1">"DANAE",</text:p>
      <text:p text:style-name="P1">"DAÑAR",</text:p>
      <text:p text:style-name="P1">"DANDI",</text:p>
      <text:p text:style-name="P1">"DANES",</text:p>
      <text:p text:style-name="P1">"DANZA",</text:p>
      <text:p text:style-name="P1">"DARDO",</text:p>
      <text:p text:style-name="P1">"DARIO",</text:p>
      <text:p text:style-name="P1">"DATAR",</text:p>
      <text:p text:style-name="P1">"DAVID",</text:p>
      <text:p text:style-name="P1">"DEBER",</text:p>
      <text:p text:style-name="P1">"DEBIL",</text:p>
      <text:p text:style-name="P1">"DECIR",</text:p>
      <text:p text:style-name="P1">"DEDAL",</text:p>
      <text:p text:style-name="P1">"DEDIL",</text:p>
      <text:p text:style-name="P1">"DEESA",</text:p>
      <text:p text:style-name="P1">"DEJAR",</text:p>
      <text:p text:style-name="P1">"DELFA",</text:p>
      <text:p text:style-name="P1">"DELIA",</text:p>
      <text:p text:style-name="P1">"DELTA",</text:p>
      <text:p text:style-name="P1">"DENIA",</text:p>
      <text:p text:style-name="P1">"DENSO",</text:p>
      <text:p text:style-name="P1">"DESDE",</text:p>
      <text:p text:style-name="P1">"DESEO",</text:p>
      <text:p text:style-name="P1">"DEUDA",</text:p>
      <text:p text:style-name="P1">"DEUDO",</text:p>
      <text:p text:style-name="P1">"DIANA",</text:p>
      <text:p text:style-name="P1">"DIEGO",</text:p>
      <text:p text:style-name="P1">"DIETA",</text:p>
      <text:p text:style-name="P1">"DIGNA",</text:p>
      <text:p text:style-name="P1">"DIGNO",</text:p>
      <text:p text:style-name="P1">"DIMAS",</text:p>
      <text:p text:style-name="P1">"DIODO",</text:p>
      <text:p text:style-name="P1">"DIQUE",</text:p>
      <text:p text:style-name="P1">"DISCO",</text:p>
      <text:p text:style-name="P1">"DIVAN",</text:p>
      <text:p text:style-name="P1">"DOBLE",</text:p>
      <text:p text:style-name="P1">"DOCIL",</text:p>
      <text:p text:style-name="P1">"DOCTO",</text:p>
      <text:p text:style-name="P1">"DOGMA",</text:p>
      <text:p text:style-name="P1">"DOLAR",</text:p>
      <text:p text:style-name="P1">"DOLER",</text:p>
      <text:p text:style-name="P1">"DOLOR",</text:p>
      <text:p text:style-name="P1"><text:soft-page-break/>"DONAR",</text:p>
      <text:p text:style-name="P1">"DOPAR",</text:p>
      <text:p text:style-name="P1">"DORAR",</text:p>
      <text:p text:style-name="P1">"DORSO",</text:p>
      <text:p text:style-name="P1">"DOSEL",</text:p>
      <text:p text:style-name="P1">"DOSIS",</text:p>
      <text:p text:style-name="P1">"DOTAR",</text:p>
      <text:p text:style-name="P1">"DRAMA",</text:p>
      <text:p text:style-name="P1">"DUBAI",</text:p>
      <text:p text:style-name="P1">"DUCHA",</text:p>
      <text:p text:style-name="P1">"DUDAR",</text:p>
      <text:p text:style-name="P1">"DUELA",</text:p>
      <text:p text:style-name="P1">"DUELO",</text:p>
      <text:p text:style-name="P1">"DUEÑA",</text:p>
      <text:p text:style-name="P1">"DUEÑO",</text:p>
      <text:p text:style-name="P1">"DUERO",</text:p>
      <text:p text:style-name="P1">"DUETO",</text:p>
      <text:p text:style-name="P1">"DULCE",</text:p>
      <text:p text:style-name="P1">"DUPLA",</text:p>
      <text:p text:style-name="P1">"DUPLO",</text:p>
      <text:p text:style-name="P1">"DUQUE",</text:p>
      <text:p text:style-name="P1">"DURAR",</text:p>
      <text:p text:style-name="P1"/>
      <text:p text:style-name="P1">"EBANO",</text:p>
      <text:p text:style-name="P1">"EBRIO",</text:p>
      <text:p text:style-name="P1">"ECHAR",</text:p>
      <text:p text:style-name="P1">"EDEMA",</text:p>
      <text:p text:style-name="P1">"EDGAR",</text:p>
      <text:p text:style-name="P1">"EDITA",</text:p>
      <text:p text:style-name="P1">"EJIDO",</text:p>
      <text:p text:style-name="P1">"ELCHE",</text:p>
      <text:p text:style-name="P1">"ELENA",</text:p>
      <text:p text:style-name="P1">"ELISA",</text:p>
      <text:p text:style-name="P1">"ELOTE",</text:p>
      <text:p text:style-name="P1">"ELUIR",</text:p>
      <text:p text:style-name="P1">"EMOJI",</text:p>
      <text:p text:style-name="P1">"ENANO",</text:p>
      <text:p text:style-name="P1">"ENCIA",</text:p>
      <text:p text:style-name="P1">"ENEMA",</text:p>
      <text:p text:style-name="P1">"ENERO",</text:p>
      <text:p text:style-name="P1">"ENOJO",</text:p>
      <text:p text:style-name="P1">"ENTRE",</text:p>
      <text:p text:style-name="P1">"ENVIO",</text:p>
      <text:p text:style-name="P1">"EPICA",</text:p>
      <text:p text:style-name="P1">"EPICO",</text:p>
      <text:p text:style-name="P1">"EPOCA",</text:p>
      <text:p text:style-name="P1">"ERIZO",</text:p>
      <text:p text:style-name="P1">"ERRAR",</text:p>
      <text:p text:style-name="P1"><text:soft-page-break/>"ERROR",</text:p>
      <text:p text:style-name="P1">"ESNOB",</text:p>
      <text:p text:style-name="P1">"ESQUI",</text:p>
      <text:p text:style-name="P1">"ESTAR",</text:p>
      <text:p text:style-name="P1">"ESTER",</text:p>
      <text:p text:style-name="P1">"ETANO",</text:p>
      <text:p text:style-name="P1">"ETAPA",</text:p>
      <text:p text:style-name="P1">"ETICA",</text:p>
      <text:p text:style-name="P1">"ETICO",</text:p>
      <text:p text:style-name="P1">"ETNIA",</text:p>
      <text:p text:style-name="P1">"EXITO",</text:p>
      <text:p text:style-name="P1">"EXODO",</text:p>
      <text:p text:style-name="P1">"EXTRA",</text:p>
      <text:p text:style-name="P1"/>
      <text:p text:style-name="P1">"FABIO",</text:p>
      <text:p text:style-name="P1">"FACIL",</text:p>
      <text:p text:style-name="P1">"FAENA",</text:p>
      <text:p text:style-name="P1">"FAGOT",</text:p>
      <text:p text:style-name="P1">"FALDA",</text:p>
      <text:p text:style-name="P1">"FALLA",</text:p>
      <text:p text:style-name="P1">"FALLO",</text:p>
      <text:p text:style-name="P1">"FALSO",</text:p>
      <text:p text:style-name="P1">"FANGO",</text:p>
      <text:p text:style-name="P1">"FAROL",</text:p>
      <text:p text:style-name="P1">"FARSA",</text:p>
      <text:p text:style-name="P1">"FATAL",</text:p>
      <text:p text:style-name="P1">"FATUO",</text:p>
      <text:p text:style-name="P1">"FAUNA",</text:p>
      <text:p text:style-name="P1">"FAVOR",</text:p>
      <text:p text:style-name="P1">"FECAL",</text:p>
      <text:p text:style-name="P1">"FECHA",</text:p>
      <text:p text:style-name="P1">"FELIX",</text:p>
      <text:p text:style-name="P1">"FELIZ",</text:p>
      <text:p text:style-name="P1">"FELPA",</text:p>
      <text:p text:style-name="P1">"FELPO",</text:p>
      <text:p text:style-name="P1">"FEMUR",</text:p>
      <text:p text:style-name="P1">"FENIX",</text:p>
      <text:p text:style-name="P1">"FERAZ",</text:p>
      <text:p text:style-name="P1">"FERIA",</text:p>
      <text:p text:style-name="P1">"FEROZ",</text:p>
      <text:p text:style-name="P1">"FERRY",</text:p>
      <text:p text:style-name="P1">"FEUDO",</text:p>
      <text:p text:style-name="P1">"FIBRA",</text:p>
      <text:p text:style-name="P1">"FICAR",</text:p>
      <text:p text:style-name="P1">"FICHA",</text:p>
      <text:p text:style-name="P1">"FIDEL",</text:p>
      <text:p text:style-name="P1">"FIDEO",</text:p>
      <text:p text:style-name="P1">"FIERA",</text:p>
      <text:p text:style-name="P1"><text:soft-page-break/>"FIERO",</text:p>
      <text:p text:style-name="P1">"FIJAR",</text:p>
      <text:p text:style-name="P1">"FILIA",</text:p>
      <text:p text:style-name="P1">"FINAL",</text:p>
      <text:p text:style-name="P1">"FINCA",</text:p>
      <text:p text:style-name="P1">"FINTA",</text:p>
      <text:p text:style-name="P1">"FIRMA",</text:p>
      <text:p text:style-name="P1">"FIRME",</text:p>
      <text:p text:style-name="P1">"FISCO",</text:p>
      <text:p text:style-name="P1">"FISGA",</text:p>
      <text:p text:style-name="P1">"FLACO",</text:p>
      <text:p text:style-name="P1">"FLECO",</text:p>
      <text:p text:style-name="P1">"FLEJE",</text:p>
      <text:p text:style-name="P1">"FLEMA",</text:p>
      <text:p text:style-name="P1">"FLEXO",</text:p>
      <text:p text:style-name="P1">"FLOJO",</text:p>
      <text:p text:style-name="P1">"FLORA",</text:p>
      <text:p text:style-name="P1">"FLOTA",</text:p>
      <text:p text:style-name="P1">"FLOTE",</text:p>
      <text:p text:style-name="P1">"FLUIR",</text:p>
      <text:p text:style-name="P1">"FLUJO",</text:p>
      <text:p text:style-name="P1">"FLUOR",</text:p>
      <text:p text:style-name="P1">"FOBIA",</text:p>
      <text:p text:style-name="P1">"FOCAL",</text:p>
      <text:p text:style-name="P1">"FOLIO",</text:p>
      <text:p text:style-name="P1">"FONDO",</text:p>
      <text:p text:style-name="P1">"FORJA",</text:p>
      <text:p text:style-name="P1">"FORMA",</text:p>
      <text:p text:style-name="P1">"FORRO",</text:p>
      <text:p text:style-name="P1">"FOSIL",</text:p>
      <text:p text:style-name="P1">"FOTON",</text:p>
      <text:p text:style-name="P1">"FRASE",</text:p>
      <text:p text:style-name="P1">"FREIR",</text:p>
      <text:p text:style-name="P1">"FRENO",</text:p>
      <text:p text:style-name="P1">"FRESA",</text:p>
      <text:p text:style-name="P1">"FRIKI",</text:p>
      <text:p text:style-name="P1">"FRITO",</text:p>
      <text:p text:style-name="P1">"FRUTA",</text:p>
      <text:p text:style-name="P1">"FRUTO",</text:p>
      <text:p text:style-name="P1">"FUEGO",</text:p>
      <text:p text:style-name="P1">"FUERA",</text:p>
      <text:p text:style-name="P1">"FUERO",</text:p>
      <text:p text:style-name="P1">"FUGAR",</text:p>
      <text:p text:style-name="P1">"FUGAZ",</text:p>
      <text:p text:style-name="P1">"FUMAR",</text:p>
      <text:p text:style-name="P1">"FURIA",</text:p>
      <text:p text:style-name="P1">"FUROR",</text:p>
      <text:p text:style-name="P1">"FUSIL",</text:p>
      <text:p text:style-name="P1"><text:soft-page-break/>"FUSTA",</text:p>
      <text:p text:style-name="P1">"FUSTE",</text:p>
      <text:p text:style-name="P1">"FUTIL",</text:p>
      <text:p text:style-name="P1"/>
      <text:p text:style-name="P1">"GABAN",</text:p>
      <text:p text:style-name="P1">"GACHA",</text:p>
      <text:p text:style-name="P1">"GACHO",</text:p>
      <text:p text:style-name="P1">"GAFAR",</text:p>
      <text:p text:style-name="P1">"GAFAS",</text:p>
      <text:p text:style-name="P1">"GAITA",</text:p>
      <text:p text:style-name="P1">"GALES",</text:p>
      <text:p text:style-name="P1">"GALGO",</text:p>
      <text:p text:style-name="P1">"GALIO",</text:p>
      <text:p text:style-name="P1">"GALLO",</text:p>
      <text:p text:style-name="P1">"GALON",</text:p>
      <text:p text:style-name="P1">"GAMBA",</text:p>
      <text:p text:style-name="P1">"GAMMA",</text:p>
      <text:p text:style-name="P1">"GAÑAN",</text:p>
      <text:p text:style-name="P1">"GANAR",</text:p>
      <text:p text:style-name="P1">"GANGA",</text:p>
      <text:p text:style-name="P1">"GANSO",</text:p>
      <text:p text:style-name="P1">"GARRA",</text:p>
      <text:p text:style-name="P1">"GARZA",</text:p>
      <text:p text:style-name="P1">"GASTO",</text:p>
      <text:p text:style-name="P1">"GEMIR",</text:p>
      <text:p text:style-name="P1">"GEMMA",</text:p>
      <text:p text:style-name="P1">"GENIO",</text:p>
      <text:p text:style-name="P1">"GENTE",</text:p>
      <text:p text:style-name="P1">"GESTA",</text:p>
      <text:p text:style-name="P1">"GESTO",</text:p>
      <text:p text:style-name="P1">"GIJON",</text:p>
      <text:p text:style-name="P1">"GINES",</text:p>
      <text:p text:style-name="P1">"GIRAR",</text:p>
      <text:p text:style-name="P1">"GLOBO",</text:p>
      <text:p text:style-name="P1">"GLOSA",</text:p>
      <text:p text:style-name="P1">"GLOSE",</text:p>
      <text:p text:style-name="P1">"GLUON",</text:p>
      <text:p text:style-name="P1">"GNOME",</text:p>
      <text:p text:style-name="P1">"GNOMO",</text:p>
      <text:p text:style-name="P1">"GOFIO",</text:p>
      <text:p text:style-name="P1">"GOLEM",</text:p>
      <text:p text:style-name="P1">"GOLFO",</text:p>
      <text:p text:style-name="P1">"GOLPE",</text:p>
      <text:p text:style-name="P1">"GORDO",</text:p>
      <text:p text:style-name="P1">"GORRA",</text:p>
      <text:p text:style-name="P1">"GORRO",</text:p>
      <text:p text:style-name="P1">"GOTEO",</text:p>
      <text:p text:style-name="P1">"GOZAR",</text:p>
      <text:p text:style-name="P1"><text:soft-page-break/>"GRADO",</text:p>
      <text:p text:style-name="P1">"GRAFO",</text:p>
      <text:p text:style-name="P1">"GRAMO",</text:p>
      <text:p text:style-name="P1">"GRANO",</text:p>
      <text:p text:style-name="P1">"GRAPA",</text:p>
      <text:p text:style-name="P1">"GRASA",</text:p>
      <text:p text:style-name="P1">"GRASO",</text:p>
      <text:p text:style-name="P1">"GRATA",</text:p>
      <text:p text:style-name="P1">"GRATO",</text:p>
      <text:p text:style-name="P1">"GRAVA",</text:p>
      <text:p text:style-name="P1">"GRAVE",</text:p>
      <text:p text:style-name="P1">"GRIAL",</text:p>
      <text:p text:style-name="P1">"GRIFO",</text:p>
      <text:p text:style-name="P1">"GRIPA",</text:p>
      <text:p text:style-name="P1">"GRIPE",</text:p>
      <text:p text:style-name="P1">"GRITO",</text:p>
      <text:p text:style-name="P1">"GRUMO",</text:p>
      <text:p text:style-name="P1">"GRUPA",</text:p>
      <text:p text:style-name="P1">"GRUPO",</text:p>
      <text:p text:style-name="P1">"GRUTA",</text:p>
      <text:p text:style-name="P1">"GUAPO",</text:p>
      <text:p text:style-name="P1">"GUETO",</text:p>
      <text:p text:style-name="P1">"GUGOL",</text:p>
      <text:p text:style-name="P1">"GUIAR",</text:p>
      <text:p text:style-name="P1">"GUIÑO",</text:p>
      <text:p text:style-name="P1">"GUION",</text:p>
      <text:p text:style-name="P1">"GUION",</text:p>
      <text:p text:style-name="P1">"GUIRI",</text:p>
      <text:p text:style-name="P1">"GUISO",</text:p>
      <text:p text:style-name="P1">"GUIZA",</text:p>
      <text:p text:style-name="P1">"GULAG",</text:p>
      <text:p text:style-name="P1">"GUSTO",</text:p>
      <text:p text:style-name="P1"/>
      <text:p text:style-name="P1">"HABIL",</text:p>
      <text:p text:style-name="P1">"HABLA",</text:p>
      <text:p text:style-name="P1">"HACER",</text:p>
      <text:p text:style-name="P1">"HACHA",</text:p>
      <text:p text:style-name="P1">"HACIA",</text:p>
      <text:p text:style-name="P1">"HADES",</text:p>
      <text:p text:style-name="P1">"HAITI",</text:p>
      <text:p text:style-name="P1">"HALAR",</text:p>
      <text:p text:style-name="P1">"HARTO",</text:p>
      <text:p text:style-name="P1">"HASTA",</text:p>
      <text:p text:style-name="P1">"HAWAI",</text:p>
      <text:p text:style-name="P1">"HEBRA",</text:p>
      <text:p text:style-name="P1">"HECHO",</text:p>
      <text:p text:style-name="P1">"HEDOR",</text:p>
      <text:p text:style-name="P1">"HELAR",</text:p>
      <text:p text:style-name="P1"><text:soft-page-break/>"HELIO",</text:p>
      <text:p text:style-name="P1">"HENAR",</text:p>
      <text:p text:style-name="P1">"HERIR",</text:p>
      <text:p text:style-name="P1">"HEROE",</text:p>
      <text:p text:style-name="P1">"HIATO",</text:p>
      <text:p text:style-name="P1">"HIDRA",</text:p>
      <text:p text:style-name="P1">"HIELO",</text:p>
      <text:p text:style-name="P1">"HIENA",</text:p>
      <text:p text:style-name="P1">"HILAR",</text:p>
      <text:p text:style-name="P1">"HIMNO",</text:p>
      <text:p text:style-name="P1">"HINDI",</text:p>
      <text:p text:style-name="P1">"HINDU",</text:p>
      <text:p text:style-name="P1">"HOGAR",</text:p>
      <text:p text:style-name="P1">"HOMER",</text:p>
      <text:p text:style-name="P1">"HONDA",</text:p>
      <text:p text:style-name="P1">"HONDO",</text:p>
      <text:p text:style-name="P1">"HONGO",</text:p>
      <text:p text:style-name="P1">"HONOR",</text:p>
      <text:p text:style-name="P1">"HONRA",</text:p>
      <text:p text:style-name="P1">"HORCA",</text:p>
      <text:p text:style-name="P1">"HORDA",</text:p>
      <text:p text:style-name="P1">"HORNO",</text:p>
      <text:p text:style-name="P1">"HOTEL",</text:p>
      <text:p text:style-name="P1">"HUCHA",</text:p>
      <text:p text:style-name="P1">"HUECO",</text:p>
      <text:p text:style-name="P1">"HUELE",</text:p>
      <text:p text:style-name="P1">"HUESO",</text:p>
      <text:p text:style-name="P1">"HUEVA",</text:p>
      <text:p text:style-name="P1">"HUEVO",</text:p>
      <text:p text:style-name="P6">"<text:span text:style-name="T4">HUIDA</text:span>",</text:p>
      <text:p text:style-name="P1">"HULLA",</text:p>
      <text:p text:style-name="P1">"HUMAR",</text:p>
      <text:p text:style-name="P1">"HUMOR",</text:p>
      <text:p text:style-name="P1">"HUMOS",</text:p>
      <text:p text:style-name="P1">"HUMUS",</text:p>
      <text:p text:style-name="P1">"HURON",</text:p>
      <text:p text:style-name="P1">"HURRA",</text:p>
      <text:p text:style-name="P1">"HURTO",</text:p>
      <text:p text:style-name="P1"/>
      <text:p text:style-name="P1">"IBIZA",</text:p>
      <text:p text:style-name="P1">"ICARO",</text:p>
      <text:p text:style-name="P1">"ICONO",</text:p>
      <text:p text:style-name="P1">"IDAHO",</text:p>
      <text:p text:style-name="P1">"IDEAL",</text:p>
      <text:p text:style-name="P1">"IDEAR",</text:p>
      <text:p text:style-name="P1">"IGUAL",</text:p>
      <text:p text:style-name="P1">"IJADA",</text:p>
      <text:p text:style-name="P1">"ILUSO",</text:p>
      <text:p text:style-name="P1"><text:soft-page-break/>"IMPAR",</text:p>
      <text:p text:style-name="P1">"IÑAKI",</text:p>
      <text:p text:style-name="P1">"INDIA",</text:p>
      <text:p text:style-name="P1">"INDIO",</text:p>
      <text:p text:style-name="P1">"INGLE",</text:p>
      <text:p text:style-name="P1">"IÑIGO",</text:p>
      <text:p text:style-name="P1">"IRENE",</text:p>
      <text:p text:style-name="P1">"IRINA",</text:p>
      <text:p text:style-name="P1">"ISAAC",</text:p>
      <text:p text:style-name="P1">"ISLAM",</text:p>
      <text:p text:style-name="P1">"ISTMO",</text:p>
      <text:p text:style-name="P1"/>
      <text:p text:style-name="P1">"JABON",</text:p>
      <text:p text:style-name="P1">"JACOB",</text:p>
      <text:p text:style-name="P1">"JADEO",</text:p>
      <text:p text:style-name="P1">"JAIBA",</text:p>
      <text:p text:style-name="P1">"JAIME",</text:p>
      <text:p text:style-name="P1">"JAIRO",</text:p>
      <text:p text:style-name="P1">"JALEA",</text:p>
      <text:p text:style-name="P1">"JALEO",</text:p>
      <text:p text:style-name="P1">"JALON",</text:p>
      <text:p text:style-name="P1">"JAMON",</text:p>
      <text:p text:style-name="P1">"JAPON",</text:p>
      <text:p text:style-name="P1">"JAQUE",</text:p>
      <text:p text:style-name="P1">"JARRA",</text:p>
      <text:p text:style-name="P1">"JARRO",</text:p>
      <text:p text:style-name="P1">"JAULA",</text:p>
      <text:p text:style-name="P1">"JEQUE",</text:p>
      <text:p text:style-name="P1">"JERB<text:span text:style-name="T2">O</text:span>",</text:p>
      <text:p text:style-name="P1">"JEREZ",</text:p>
      <text:p text:style-name="P1">"JERGA",</text:p>
      <text:p text:style-name="P1">"JESUS",</text:p>
      <text:p text:style-name="P1">"JONAS",</text:p>
      <text:p text:style-name="P1">"JORDI",</text:p>
      <text:p text:style-name="P1">"JORGE",</text:p>
      <text:p text:style-name="P1">"JOSUE",</text:p>
      <text:p text:style-name="P1">"JOVEN",</text:p>
      <text:p text:style-name="P1">"JUANA",</text:p>
      <text:p text:style-name="P1">"JUDAS",</text:p>
      <text:p text:style-name="P1">"JUDI<text:span text:style-name="T2">A</text:span>",</text:p>
      <text:p text:style-name="P4">"JUDI<text:span text:style-name="T2">O</text:span>",</text:p>
      <text:p text:style-name="P1">"JUEGO",</text:p>
      <text:p text:style-name="P1">"JUEZA",</text:p>
      <text:p text:style-name="P1">"JUGAR",</text:p>
      <text:p text:style-name="P1">"JULIA",</text:p>
      <text:p text:style-name="P1">"JULIO",</text:p>
      <text:p text:style-name="P1">"JUNIO",</text:p>
      <text:p text:style-name="P1">"JUNTA",</text:p>
      <text:p text:style-name="P1"><text:soft-page-break/>"JURAR",</text:p>
      <text:p text:style-name="P1">"JUSTO",</text:p>
      <text:p text:style-name="P1"/>
      <text:p text:style-name="P1">"KARMA",</text:p>
      <text:p text:style-name="P1">"KAYAK",</text:p>
      <text:p text:style-name="P1">"KEBAB",</text:p>
      <text:p text:style-name="P1">"KEFIR",</text:p>
      <text:p text:style-name="P1">"KENIA",</text:p>
      <text:p text:style-name="P1">"KIOTO",</text:p>
      <text:p text:style-name="P1">"KOALA",</text:p>
      <text:p text:style-name="P1">"KRILL",</text:p>
      <text:p text:style-name="P1"/>
      <text:p text:style-name="P1">"LABIA",</text:p>
      <text:p text:style-name="P1">"LABIO",</text:p>
      <text:p text:style-name="P1">"LABOR",</text:p>
      <text:p text:style-name="P1">"LACON",</text:p>
      <text:p text:style-name="P1">"LACRA",</text:p>
      <text:p text:style-name="P1">"LADRA",</text:p>
      <text:p text:style-name="P1">"LAGAR",</text:p>
      <text:p text:style-name="P1">"LAGOS",</text:p>
      <text:p text:style-name="P1">"LAICO",</text:p>
      <text:p text:style-name="P1">"LAMER",</text:p>
      <text:p text:style-name="P1">"LANCE",</text:p>
      <text:p text:style-name="P1">"LANDE",</text:p>
      <text:p text:style-name="P1">"LANZA",</text:p>
      <text:p text:style-name="P1">"LAPIZ",</text:p>
      <text:p text:style-name="P1">"LAPSO",</text:p>
      <text:p text:style-name="P1">"LARES",</text:p>
      <text:p text:style-name="P1">"LARGO",</text:p>
      <text:p text:style-name="P1">"LARVA",</text:p>
      <text:p text:style-name="P1">"LATEX",</text:p>
      <text:p text:style-name="P1">"LATIN",</text:p>
      <text:p text:style-name="P1">"LATIR",</text:p>
      <text:p text:style-name="P1">"LATON",</text:p>
      <text:p text:style-name="P1">"LAURA",</text:p>
      <text:p text:style-name="P1">"LAVAR",</text:p>
      <text:p text:style-name="P1">"LECHE",</text:p>
      <text:p text:style-name="P1">"LECHO",</text:p>
      <text:p text:style-name="P1">"LEGAL",</text:p>
      <text:p text:style-name="P1">"LEGAR",</text:p>
      <text:p text:style-name="P1">"LEGUA",</text:p>
      <text:p text:style-name="P1">"LEJIA",</text:p>
      <text:p text:style-name="P1">"LEJOS",</text:p>
      <text:p text:style-name="P1">"LEMUR",</text:p>
      <text:p text:style-name="P1">"LEÑAR",</text:p>
      <text:p text:style-name="P1">"LENTE",</text:p>
      <text:p text:style-name="P1">"LENTO",</text:p>
      <text:p text:style-name="P1">"LEONA",</text:p>
      <text:p text:style-name="P1"><text:soft-page-break/>"LEPRA",</text:p>
      <text:p text:style-name="P1">"LERDO",</text:p>
      <text:p text:style-name="P1">"LESTE",</text:p>
      <text:p text:style-name="P1">"LETAL",</text:p>
      <text:p text:style-name="P1">"LETRA",</text:p>
      <text:p text:style-name="P1">"LIANA",</text:p>
      <text:p text:style-name="P1">"LIBIA",</text:p>
      <text:p text:style-name="P1">"LIBIO",</text:p>
      <text:p text:style-name="P1">"LIBRA",</text:p>
      <text:p text:style-name="P1">"LIBRE",</text:p>
      <text:p text:style-name="P1">"LIBRO",</text:p>
      <text:p text:style-name="P1">"LICEO",</text:p>
      <text:p text:style-name="P1">"LICOR",</text:p>
      <text:p text:style-name="P1">"LIDER",</text:p>
      <text:p text:style-name="P1">"LIDIA",</text:p>
      <text:p text:style-name="P1">"LIGAR",</text:p>
      <text:p text:style-name="P1">"LIGON",</text:p>
      <text:p text:style-name="P1">"LIGRE",</text:p>
      <text:p text:style-name="P1">"LIGUE",</text:p>
      <text:p text:style-name="P1">"LIJAR",</text:p>
      <text:p text:style-name="P1">"LIMAR",</text:p>
      <text:p text:style-name="P1">"LIMBO",</text:p>
      <text:p text:style-name="P1">"LIMEN",</text:p>
      <text:p text:style-name="P1">"LIMON",</text:p>
      <text:p text:style-name="P1">"LINCE",</text:p>
      <text:p text:style-name="P1">"LINDA",</text:p>
      <text:p text:style-name="P1">"LINDE",</text:p>
      <text:p text:style-name="P1">"LINDO",</text:p>
      <text:p text:style-name="P1">"LINFA",</text:p>
      <text:p text:style-name="P1">"LINUX",</text:p>
      <text:p text:style-name="P1">"LISTA",</text:p>
      <text:p text:style-name="P1">"LISTO",</text:p>
      <text:p text:style-name="P1">"LITIO",</text:p>
      <text:p text:style-name="P1">"LITRO",</text:p>
      <text:p text:style-name="P1">"LLAGA",</text:p>
      <text:p text:style-name="P1">"LLAMA",</text:p>
      <text:p text:style-name="P1">"LLANO",</text:p>
      <text:p text:style-name="P1">"LLAVE",</text:p>
      <text:p text:style-name="P1">"LLENO",</text:p>
      <text:p text:style-name="P1">"LOCAL",</text:p>
      <text:p text:style-name="P1">"LOGIA",</text:p>
      <text:p text:style-name="P1">"LOGRO",</text:p>
      <text:p text:style-name="P1">"LONJA",</text:p>
      <text:p text:style-name="P1">"LUCAS",</text:p>
      <text:p text:style-name="P1">"LUCHA",</text:p>
      <text:p text:style-name="P1">"LUCIA",</text:p>
      <text:p text:style-name="P1">"LUCIO",</text:p>
      <text:p text:style-name="P1">"LUCIR",</text:p>
      <text:p text:style-name="P1"><text:soft-page-break/>"LUCRO",</text:p>
      <text:p text:style-name="P1">"LUEGO",</text:p>
      <text:p text:style-name="P1">"LUGAR",</text:p>
      <text:p text:style-name="P1">"LUISA",</text:p>
      <text:p text:style-name="P1">"LUNAR",</text:p>
      <text:p text:style-name="P1">"LUNES",</text:p>
      <text:p text:style-name="P1">"LUPUS",</text:p>
      <text:p text:style-name="P1"/>
      <text:p text:style-name="P1">"MACAO",</text:p>
      <text:p text:style-name="P1">"MACHO",</text:p>
      <text:p text:style-name="P1">"MADRE",</text:p>
      <text:p text:style-name="P1">"MAFIA",</text:p>
      <text:p text:style-name="P1">"MAGIA",</text:p>
      <text:p text:style-name="P1">"MAGMA",</text:p>
      <text:p text:style-name="P1">"MAGNO",</text:p>
      <text:p text:style-name="P1">"MAGRA",</text:p>
      <text:p text:style-name="P1">"MAGRO",</text:p>
      <text:p text:style-name="P1">"MALTA",</text:p>
      <text:p text:style-name="P1">"MAMBO",</text:p>
      <text:p text:style-name="P1">"MAMUT",</text:p>
      <text:p text:style-name="P1">"MANAR",</text:p>
      <text:p text:style-name="P1">"MANCO",</text:p>
      <text:p text:style-name="P1">"MANDO",</text:p>
      <text:p text:style-name="P1">"MANGA",</text:p>
      <text:p text:style-name="P1">"MANGO",</text:p>
      <text:p text:style-name="P1">"MANIA",</text:p>
      <text:p text:style-name="P1">"MANSO",</text:p>
      <text:p text:style-name="P1">"MANTA",</text:p>
      <text:p text:style-name="P1">"MANTO",</text:p>
      <text:p text:style-name="P1">"MAPEO",</text:p>
      <text:p text:style-name="P1">"MARCA",</text:p>
      <text:p text:style-name="P1">"MARCO",</text:p>
      <text:p text:style-name="P1">"MAREA",</text:p>
      <text:p text:style-name="P1">"MAREO",</text:p>
      <text:p text:style-name="P1">"MARIA",</text:p>
      <text:p text:style-name="P1">"MARIO",</text:p>
      <text:p text:style-name="P1">"MARTA",</text:p>
      <text:p text:style-name="P1">"MARTE",</text:p>
      <text:p text:style-name="P1">"MARZO",</text:p>
      <text:p text:style-name="P1">"MATAR",</text:p>
      <text:p text:style-name="P1">"MATEO",</text:p>
      <text:p text:style-name="P1">"MATIZ",</text:p>
      <text:p text:style-name="P1">"MAURO",</text:p>
      <text:p text:style-name="P1">"MAYOR",</text:p>
      <text:p text:style-name="P1">"MAZAR",</text:p>
      <text:p text:style-name="P1">"MECER",</text:p>
      <text:p text:style-name="P1">"MECHA",</text:p>
      <text:p text:style-name="P1">"MEDIA",</text:p>
      <text:p text:style-name="P1"><text:soft-page-break/>"MEDIO",</text:p>
      <text:p text:style-name="P1">"MEDIR",</text:p>
      <text:p text:style-name="P1">"MEJOR",</text:p>
      <text:p text:style-name="P1">"MELON",</text:p>
      <text:p text:style-name="P1">"MEMEZ",</text:p>
      <text:p text:style-name="P1">"MENOR",</text:p>
      <text:p text:style-name="P1">"MENOS",</text:p>
      <text:p text:style-name="P1">"MENSO",</text:p>
      <text:p text:style-name="P1">"MENTA",</text:p>
      <text:p text:style-name="P1">"MENTE",</text:p>
      <text:p text:style-name="P1">"MERMA",</text:p>
      <text:p text:style-name="P1">"MESAR",</text:p>
      <text:p text:style-name="P1">"MESON",</text:p>
      <text:p text:style-name="P1">"METAL",</text:p>
      <text:p text:style-name="P1">"METER",</text:p>
      <text:p text:style-name="P1">"METRO",</text:p>
      <text:p text:style-name="P1">"MIAMI",</text:p>
      <text:p text:style-name="P1">"MICRA",</text:p>
      <text:p text:style-name="P1">"MICRO",</text:p>
      <text:p text:style-name="P1">"MIEDO",</text:p>
      <text:p text:style-name="P1">"MIGAS",</text:p>
      <text:p text:style-name="P1">"MILAN",</text:p>
      <text:p text:style-name="P1">"MILLA",</text:p>
      <text:p text:style-name="P1">"MILLO",</text:p>
      <text:p text:style-name="P1">"MIMAR",</text:p>
      <text:p text:style-name="P1">"MINAR",</text:p>
      <text:p text:style-name="P1">"MINAS",</text:p>
      <text:p text:style-name="P1">"MIRAR",</text:p>
      <text:p text:style-name="P1">"MIRON",</text:p>
      <text:p text:style-name="P1">"MIRRA",</text:p>
      <text:p text:style-name="P1">"MISAR",</text:p>
      <text:p text:style-name="P1">"MISIL",</text:p>
      <text:p text:style-name="P1">"MISMO",</text:p>
      <text:p text:style-name="P1">"MITAD",</text:p>
      <text:p text:style-name="P1">"MITIN",</text:p>
      <text:p text:style-name="P1">"MIXTO",</text:p>
      <text:p text:style-name="P1">"MODEM",</text:p>
      <text:p text:style-name="P1">"MOFAR",</text:p>
      <text:p text:style-name="P1">"MOJAR",</text:p>
      <text:p text:style-name="P1">"MOLAR",</text:p>
      <text:p text:style-name="P1">"MOLDE",</text:p>
      <text:p text:style-name="P1">"MOLER",</text:p>
      <text:p text:style-name="P1">"MONJA",</text:p>
      <text:p text:style-name="P1">"MONJE",</text:p>
      <text:p text:style-name="P1">"MONTE",</text:p>
      <text:p text:style-name="P1">"MORAL",</text:p>
      <text:p text:style-name="P1">"MORBO",</text:p>
      <text:p text:style-name="P7">"MORIR",</text:p>
      <text:p text:style-name="P1"><text:soft-page-break/>"MORRO",</text:p>
      <text:p text:style-name="P1">"MORSA",</text:p>
      <text:p text:style-name="P7">"<text:span text:style-name="T5">MORSE</text:span>",</text:p>
      <text:p text:style-name="P1">"MOSCA",</text:p>
      <text:p text:style-name="P1">"MOSCU",</text:p>
      <text:p text:style-name="P1">"MOTEL",</text:p>
      <text:p text:style-name="P1">"MOTOR",</text:p>
      <text:p text:style-name="P1">"MOVER",</text:p>
      <text:p text:style-name="P1">"MOVIL",</text:p>
      <text:p text:style-name="P1">"MUCHO",</text:p>
      <text:p text:style-name="P1">"MUDAR",</text:p>
      <text:p text:style-name="P1">"MUECA",</text:p>
      <text:p text:style-name="P1">"MUELA",</text:p>
      <text:p text:style-name="P1">"MUGIR",</text:p>
      <text:p text:style-name="P1">"MUGRE",</text:p>
      <text:p text:style-name="P1">"MUJER",</text:p>
      <text:p text:style-name="P1">"MULTA",</text:p>
      <text:p text:style-name="P1">"MUNDO",</text:p>
      <text:p text:style-name="P1">"MURAL",</text:p>
      <text:p text:style-name="P1">"MUSEO",</text:p>
      <text:p text:style-name="P1">"MUSGO",</text:p>
      <text:p text:style-name="P1">"MUSLO",</text:p>
      <text:p text:style-name="P1">"MUTAR",</text:p>
      <text:p text:style-name="P1">"MUTUO",</text:p>
      <text:p text:style-name="P1"/>
      <text:p text:style-name="P1">"NACAR",</text:p>
      <text:p text:style-name="P1">"NACER",</text:p>
      <text:p text:style-name="P1">"NACHO",</text:p>
      <text:p text:style-name="P1">"NADAL",</text:p>
      <text:p text:style-name="P1">"NADAR",</text:p>
      <text:p text:style-name="P1">"NADIE",</text:p>
      <text:p text:style-name="P1">"NAIPE",</text:p>
      <text:p text:style-name="P1">"NAPIA",</text:p>
      <text:p text:style-name="P1">"NARCO",</text:p>
      <text:p text:style-name="P1">"NARIZ",</text:p>
      <text:p text:style-name="P1">"NASAL",</text:p>
      <text:p text:style-name="P1">"NATAL",</text:p>
      <text:p text:style-name="P1">"NAVAL",</text:p>
      <text:p text:style-name="P1">"NAVIO",</text:p>
      <text:p text:style-name="P1">"NECIO",</text:p>
      <text:p text:style-name="P1">"NEGAR",</text:p>
      <text:p text:style-name="P1">"NEPAL",</text:p>
      <text:p text:style-name="P1">"NEVAR",</text:p>
      <text:p text:style-name="P1">"NICHO",</text:p>
      <text:p text:style-name="P1">"NIETA",</text:p>
      <text:p text:style-name="P1">"NIETO",</text:p>
      <text:p text:style-name="P1">"NIEVE",</text:p>
      <text:p text:style-name="P1">"NINFA",</text:p>
      <text:p text:style-name="P1"><text:soft-page-break/>"NIPON",</text:p>
      <text:p text:style-name="P1">"NIVEL",</text:p>
      <text:p text:style-name="P1">"NOBLE",</text:p>
      <text:p text:style-name="P1">"NOCHE",</text:p>
      <text:p text:style-name="P1">"NOEMI",</text:p>
      <text:p text:style-name="P1">"NOGAL",</text:p>
      <text:p text:style-name="P1">"NORIA",</text:p>
      <text:p text:style-name="P1">"NORMA",</text:p>
      <text:p text:style-name="P1">"NORTE",</text:p>
      <text:p text:style-name="P1">"NOTAR",</text:p>
      <text:p text:style-name="P1">"NOTRO",</text:p>
      <text:p text:style-name="P1">"NOVAR",</text:p>
      <text:p text:style-name="P1">"NOVEL",</text:p>
      <text:p text:style-name="P1">"NOVIA",</text:p>
      <text:p text:style-name="P1">"NOVIO",</text:p>
      <text:p text:style-name="P1">"NUERA",</text:p>
      <text:p text:style-name="P1">"NUEVA",</text:p>
      <text:p text:style-name="P1">"NUEVE",</text:p>
      <text:p text:style-name="P1">"NUEVO",</text:p>
      <text:p text:style-name="P1">"NURIA",</text:p>
      <text:p text:style-name="P1">"NYLON",</text:p>
      <text:p text:style-name="P1"/>
      <text:p text:style-name="P1">"OASIS",</text:p>
      <text:p text:style-name="P1">"OBESO",</text:p>
      <text:p text:style-name="P1">"OBRAR",</text:p>
      <text:p text:style-name="P1">"OBVIO",</text:p>
      <text:p text:style-name="P1">"OCASO",</text:p>
      <text:p text:style-name="P1">"OCTAL",</text:p>
      <text:p text:style-name="P1">"OCULO",</text:p>
      <text:p text:style-name="P1">"ODIAR",</text:p>
      <text:p text:style-name="P1">"OESTE",</text:p>
      <text:p text:style-name="P1">"OHMIO",</text:p>
      <text:p text:style-name="P1">"OIDIO",</text:p>
      <text:p text:style-name="P1">"OJEAR",</text:p>
      <text:p text:style-name="P1">"OJERA",</text:p>
      <text:p text:style-name="P1">"OKUPA",</text:p>
      <text:p text:style-name="P1">"OLAYA",</text:p>
      <text:p text:style-name="P1">"OLEAR",</text:p>
      <text:p text:style-name="P1">"OLIVA",</text:p>
      <text:p text:style-name="P1">"OLIVO",</text:p>
      <text:p text:style-name="P1">"OMEGA",</text:p>
      <text:p text:style-name="P1">"OMISO",</text:p>
      <text:p text:style-name="P1">"OPERA",</text:p>
      <text:p text:style-name="P1">"OPTAR",</text:p>
      <text:p text:style-name="P1">"ORDEN",</text:p>
      <text:p text:style-name="P1">"OREJA",</text:p>
      <text:p text:style-name="P1">"ORIOL",</text:p>
      <text:p text:style-name="P1">"ORUGA",</text:p>
      <text:p text:style-name="P1"><text:soft-page-break/>"ORUJO",</text:p>
      <text:p text:style-name="P1">"OSADO",</text:p>
      <text:p text:style-name="P1">"OSAKA",</text:p>
      <text:p text:style-name="P1">"OSCAR",</text:p>
      <text:p text:style-name="P1">"OSTRA",</text:p>
      <text:p text:style-name="P1">"OTERO",</text:p>
      <text:p text:style-name="P1">"OTOÑO",</text:p>
      <text:p text:style-name="P1">"OUIJA",</text:p>
      <text:p text:style-name="P1">"OVALO",</text:p>
      <text:p text:style-name="P1">"OVEJA",</text:p>
      <text:p text:style-name="P1">"OVINO",</text:p>
      <text:p text:style-name="P1">"OVULO",</text:p>
      <text:p text:style-name="P1">"OXIDO",</text:p>
      <text:p text:style-name="P1">"OZONO",</text:p>
      <text:p text:style-name="P1"/>
      <text:p text:style-name="P1">"PABLO",</text:p>
      <text:p text:style-name="P1">"PACER",</text:p>
      <text:p text:style-name="P1">"PACTO",</text:p>
      <text:p text:style-name="P1">"PADRE",</text:p>
      <text:p text:style-name="P1">"PAGAR",</text:p>
      <text:p text:style-name="P1">"PALCO",</text:p>
      <text:p text:style-name="P1">"PALMA",</text:p>
      <text:p text:style-name="P1">"PANAL",</text:p>
      <text:p text:style-name="P1">"PAÑAL",</text:p>
      <text:p text:style-name="P1">"PANDA",</text:p>
      <text:p text:style-name="P1">"PANEL",</text:p>
      <text:p text:style-name="P1">"PANGA",</text:p>
      <text:p text:style-name="P1">"PANZA",</text:p>
      <text:p text:style-name="P1">"PAPAR",</text:p>
      <text:p text:style-name="P1">"PAPEL",</text:p>
      <text:p text:style-name="P1">"PARAR",</text:p>
      <text:p text:style-name="P1">"PARCA",</text:p>
      <text:p text:style-name="P1">"PARED",</text:p>
      <text:p text:style-name="P1">"PARIR",</text:p>
      <text:p text:style-name="P1">"PARRA",</text:p>
      <text:p text:style-name="P1">"PARTE",</text:p>
      <text:p text:style-name="P1">"PARTO",</text:p>
      <text:p text:style-name="P1">"PASAR",</text:p>
      <text:p text:style-name="P1">"PASEO",</text:p>
      <text:p text:style-name="P1">"PASMO",</text:p>
      <text:p text:style-name="P1">"PASTA",</text:p>
      <text:p text:style-name="P1">"PASTO",</text:p>
      <text:p text:style-name="P1">"PATIN",</text:p>
      <text:p text:style-name="P1">"PATIO",</text:p>
      <text:p text:style-name="P8">"PAULA",</text:p>
      <text:p text:style-name="P1">"PAUSA",</text:p>
      <text:p text:style-name="P8">"<text:span text:style-name="T6">PAUTA</text:span>",</text:p>
      <text:p text:style-name="P1">"PAVOR",</text:p>
      <text:p text:style-name="P1"><text:soft-page-break/>"PECAR",</text:p>
      <text:p text:style-name="P1">"PECHO",</text:p>
      <text:p text:style-name="P1">"PEDAL",</text:p>
      <text:p text:style-name="P1">"PEDIR",</text:p>
      <text:p text:style-name="P1">"PEDRO",</text:p>
      <text:p text:style-name="P1">"PEGAR",</text:p>
      <text:p text:style-name="P1">"PEINE",</text:p>
      <text:p text:style-name="P1">"PEKIN",</text:p>
      <text:p text:style-name="P1">"PELAR",</text:p>
      <text:p text:style-name="P1">"PELEA",</text:p>
      <text:p text:style-name="P1">"PENAR",</text:p>
      <text:p text:style-name="P1">"PEÑON",</text:p>
      <text:p text:style-name="P1">"PERAL",</text:p>
      <text:p text:style-name="P1">"PERLA",</text:p>
      <text:p text:style-name="P1">"PERRO",</text:p>
      <text:p text:style-name="P1">"PERSA",</text:p>
      <text:p text:style-name="P1">"PESAR",</text:p>
      <text:p text:style-name="P1">"PESCA",</text:p>
      <text:p text:style-name="P1">"PESTE",</text:p>
      <text:p text:style-name="P1">"PESTO",</text:p>
      <text:p text:style-name="P1">"PETAR",</text:p>
      <text:p text:style-name="P1">"PIANO",</text:p>
      <text:p text:style-name="P1">"PIARA",</text:p>
      <text:p text:style-name="P1">"PICAR",</text:p>
      <text:p text:style-name="P1">"PICOR",</text:p>
      <text:p text:style-name="P1">"PIEZA",</text:p>
      <text:p text:style-name="P1">"PIFIE",</text:p>
      <text:p text:style-name="P1">"PILAR",</text:p>
      <text:p text:style-name="P1">"PILAR",</text:p>
      <text:p text:style-name="P1">"PILLO",</text:p>
      <text:p text:style-name="P1">"PIÑON",</text:p>
      <text:p text:style-name="P1">"PINTO",</text:p>
      <text:p text:style-name="P1">"PINZA",</text:p>
      <text:p text:style-name="P1">"PIOJO",</text:p>
      <text:p text:style-name="P1">"PIQUE",</text:p>
      <text:p text:style-name="P1">"PIRAR",</text:p>
      <text:p text:style-name="P1">"PISAR",</text:p>
      <text:p text:style-name="P1">"PISTA",</text:p>
      <text:p text:style-name="P1">"PITAR",</text:p>
      <text:p text:style-name="P1">"PIVOT",</text:p>
      <text:p text:style-name="P1">"PIZCA",</text:p>
      <text:p text:style-name="P1">"PIZZA",</text:p>
      <text:p text:style-name="P1">"PLACA",</text:p>
      <text:p text:style-name="P1">"PLAGA",</text:p>
      <text:p text:style-name="P1">"PLANA",</text:p>
      <text:p text:style-name="P1">"PLANO",</text:p>
      <text:p text:style-name="P1">"PLATA",</text:p>
      <text:p text:style-name="P1">"PLATO",</text:p>
      <text:p text:style-name="P1"><text:soft-page-break/>"PLAYA",</text:p>
      <text:p text:style-name="P1">"PLAZA",</text:p>
      <text:p text:style-name="P1">"PLAZO",</text:p>
      <text:p text:style-name="P1">"PLEBE",</text:p>
      <text:p text:style-name="P1">"PLENO",</text:p>
      <text:p text:style-name="P1">"PLOMO",</text:p>
      <text:p text:style-name="P1">"PLUMA",</text:p>
      <text:p text:style-name="P1">"POBRE",</text:p>
      <text:p text:style-name="P1">"POCHA",</text:p>
      <text:p text:style-name="P1">"POCHO",</text:p>
      <text:p text:style-name="P1">"PODAR",</text:p>
      <text:p text:style-name="P1">"PODER",</text:p>
      <text:p text:style-name="P1">"PODIO",</text:p>
      <text:p text:style-name="P1">"POEMA",</text:p>
      <text:p text:style-name="P1">"POETA",</text:p>
      <text:p text:style-name="P1">"POLAR",</text:p>
      <text:p text:style-name="P1">"POLEA",</text:p>
      <text:p text:style-name="P1">"POLEN",</text:p>
      <text:p text:style-name="P1">"POLLO",</text:p>
      <text:p text:style-name="P1">"POMEZ",</text:p>
      <text:p text:style-name="P1">"PONER",</text:p>
      <text:p text:style-name="P1">"PORRA",</text:p>
      <text:p text:style-name="P1">"PORTE",</text:p>
      <text:p text:style-name="P1">"POSAR",</text:p>
      <text:p text:style-name="P1">"POSTA",</text:p>
      <text:p text:style-name="P8">"<text:span text:style-name="T6">POSTE</text:span>",</text:p>
      <text:p text:style-name="P1">"POTRO",</text:p>
      <text:p text:style-name="P1">"PRADO",</text:p>
      <text:p text:style-name="P1">"PRAGA",</text:p>
      <text:p text:style-name="P1">"PRESA",</text:p>
      <text:p text:style-name="P1">"PRESO",</text:p>
      <text:p text:style-name="P1">"PRIMA",</text:p>
      <text:p text:style-name="P1">"PRIMO",</text:p>
      <text:p text:style-name="P1">"PRIOR",</text:p>
      <text:p text:style-name="P1">"PRISA",</text:p>
      <text:p text:style-name="P1">"PROFE",</text:p>
      <text:p text:style-name="P1">"PROLE",</text:p>
      <text:p text:style-name="P1">"PROSA",</text:p>
      <text:p text:style-name="P1">"PROXY",</text:p>
      <text:p text:style-name="P1">"PUDOR",</text:p>
      <text:p text:style-name="P1">"PUGIL",</text:p>
      <text:p text:style-name="P1">"PUGNA",</text:p>
      <text:p text:style-name="P1">"PUJAR",</text:p>
      <text:p text:style-name="P1">"PULGA",</text:p>
      <text:p text:style-name="P1">"PULIR",</text:p>
      <text:p text:style-name="P1">"PULLA",</text:p>
      <text:p text:style-name="P1">"PULPA",</text:p>
      <text:p text:style-name="P1">"PULPO",</text:p>
      <text:p text:style-name="P1"><text:soft-page-break/>"PULSO",</text:p>
      <text:p text:style-name="P1">"PUÑAL",</text:p>
      <text:p text:style-name="P1">"PUNTA",</text:p>
      <text:p text:style-name="P1">"PUNTO",</text:p>
      <text:p text:style-name="P1">"PURGA",</text:p>
      <text:p text:style-name="P1">"PUZLE",</text:p>
      <text:p text:style-name="P1"/>
      <text:p text:style-name="P1">"QATAR",</text:p>
      <text:p text:style-name="P1">"QUARK",</text:p>
      <text:p text:style-name="P1">"QUEJA",</text:p>
      <text:p text:style-name="P1">"QUESO",</text:p>
      <text:p text:style-name="P1">"QUIEN",</text:p>
      <text:p text:style-name="P1">"QUIYA",</text:p>
      <text:p text:style-name="P1"/>
      <text:p text:style-name="P1">"RABIA",</text:p>
      <text:p text:style-name="P1">"RACHA",</text:p>
      <text:p text:style-name="P1">"RADAR",</text:p>
      <text:p text:style-name="P1">"RADIO",</text:p>
      <text:p text:style-name="P1">"RADON",</text:p>
      <text:p text:style-name="P1">"RAJAR",</text:p>
      <text:p text:style-name="P1">"RAMON",</text:p>
      <text:p text:style-name="P1">"RAMPA",</text:p>
      <text:p text:style-name="P1">"RANGO",</text:p>
      <text:p text:style-name="P1">"RAPAR",</text:p>
      <text:p text:style-name="P1">"RAPAZ",</text:p>
      <text:p text:style-name="P1">"RAPTO",</text:p>
      <text:p text:style-name="P1">"RASGO",</text:p>
      <text:p text:style-name="P1">"RATIO",</text:p>
      <text:p text:style-name="P1">"RATON",</text:p>
      <text:p text:style-name="P1">"RAUDA",</text:p>
      <text:p text:style-name="P1">"RAUDO",</text:p>
      <text:p text:style-name="P1">"RAYAR",</text:p>
      <text:p text:style-name="P1">"RAYON",</text:p>
      <text:p text:style-name="P1">"RAZON",</text:p>
      <text:p text:style-name="P1">"RECIO",</text:p>
      <text:p text:style-name="P1">"RECTA",</text:p>
      <text:p text:style-name="P1">"RECTO",</text:p>
      <text:p text:style-name="P1">"RECUA",</text:p>
      <text:p text:style-name="P1">"REDAR",</text:p>
      <text:p text:style-name="P1">"REDIL",</text:p>
      <text:p text:style-name="P1">"REGAR",</text:p>
      <text:p text:style-name="P1">"REGIO",</text:p>
      <text:p text:style-name="P1">"REGIR",</text:p>
      <text:p text:style-name="P1">"REGLA",</text:p>
      <text:p text:style-name="P1">"REHEN",</text:p>
      <text:p text:style-name="P1">"REINA",</text:p>
      <text:p text:style-name="P1">"REINO",</text:p>
      <text:p text:style-name="P1">"RELAX",</text:p>
      <text:p text:style-name="P1"><text:soft-page-break/>"RELOJ",</text:p>
      <text:p text:style-name="P1">"REMAR",</text:p>
      <text:p text:style-name="P1">"RENAL",</text:p>
      <text:p text:style-name="P1">"REÑIR",</text:p>
      <text:p text:style-name="P1">"RENTA",</text:p>
      <text:p text:style-name="P1">"RESTA",</text:p>
      <text:p text:style-name="P1">"RESTO",</text:p>
      <text:p text:style-name="P1">"RETAR",</text:p>
      <text:p text:style-name="P1">"REUMA",</text:p>
      <text:p text:style-name="P1">"REVES",</text:p>
      <text:p text:style-name="P1">"REZAR",</text:p>
      <text:p text:style-name="P1">"RIADA",</text:p>
      <text:p text:style-name="P1">"RIEGO",</text:p>
      <text:p text:style-name="P1">"RIFAR",</text:p>
      <text:p text:style-name="P1">"RIFLE",</text:p>
      <text:p text:style-name="P1">"RIGOR",</text:p>
      <text:p text:style-name="P1">"RIMAR",</text:p>
      <text:p text:style-name="P1">"RIÑON",</text:p>
      <text:p text:style-name="P1">"RITMO",</text:p>
      <text:p text:style-name="P1">"RIVAL",</text:p>
      <text:p text:style-name="P1">"RIZAR",</text:p>
      <text:p text:style-name="P1">"ROBAR",</text:p>
      <text:p text:style-name="P1">"ROBLE",</text:p>
      <text:p text:style-name="P1">"ROBOT",</text:p>
      <text:p text:style-name="P1">"ROCIO",</text:p>
      <text:p text:style-name="P1">"RODAR",</text:p>
      <text:p text:style-name="P1">"RODEO",</text:p>
      <text:p text:style-name="P1">"ROGAR",</text:p>
      <text:p text:style-name="P1">"ROLAR",</text:p>
      <text:p text:style-name="P1">"ROLLO",</text:p>
      <text:p text:style-name="P1">"ROMBO",</text:p>
      <text:p text:style-name="P1">"RONC<text:span text:style-name="T3">A</text:span>",</text:p>
      <text:p text:style-name="P5">"RONC<text:span text:style-name="T3">O</text:span>",</text:p>
      <text:p text:style-name="P1">"RONDA",</text:p>
      <text:p text:style-name="P1">"ROQUE",</text:p>
      <text:p text:style-name="P1">"ROSAL",</text:p>
      <text:p text:style-name="P1">"ROSAR",</text:p>
      <text:p text:style-name="P1">"ROTAR",</text:p>
      <text:p text:style-name="P1">"ROTOR",</text:p>
      <text:p text:style-name="P1">"ROZAR",</text:p>
      <text:p text:style-name="P1">"RUBIO",</text:p>
      <text:p text:style-name="P1">"RUBLO",</text:p>
      <text:p text:style-name="P1">"RUBOR",</text:p>
      <text:p text:style-name="P1">"RUEDA",</text:p>
      <text:p text:style-name="P1">"RUGBY",</text:p>
      <text:p text:style-name="P1">"RUGIR",</text:p>
      <text:p text:style-name="P1">"RUIDO",</text:p>
      <text:p text:style-name="P1">"RUINA",</text:p>
      <text:p text:style-name="P1"><text:soft-page-break/>"RULAR",</text:p>
      <text:p text:style-name="P1">"RUMBA",</text:p>
      <text:p text:style-name="P1">"RUMBO",</text:p>
      <text:p text:style-name="P1">"RUMOR",</text:p>
      <text:p text:style-name="P1">"RUPIA",</text:p>
      <text:p text:style-name="P1">"RURAL",</text:p>
      <text:p text:style-name="P1">"RUSIA",</text:p>
      <text:p text:style-name="P1">"SABER",</text:p>
      <text:p text:style-name="P1">"SABIO",</text:p>
      <text:p text:style-name="P1">"SABLE",</text:p>
      <text:p text:style-name="P1">"SABOR",</text:p>
      <text:p text:style-name="P1">"SACAR",</text:p>
      <text:p text:style-name="P1">"SACRO",</text:p>
      <text:p text:style-name="P1">"SAGAZ",</text:p>
      <text:p text:style-name="P1">"SALAR",</text:p>
      <text:p text:style-name="P1">"SALDO",</text:p>
      <text:p text:style-name="P1">"SALIR",</text:p>
      <text:p text:style-name="P1">"SALMO",</text:p>
      <text:p text:style-name="P1">"SALON",</text:p>
      <text:p text:style-name="P1">"SALSA",</text:p>
      <text:p text:style-name="P1">"SALTO",</text:p>
      <text:p text:style-name="P1">"SALUD",</text:p>
      <text:p text:style-name="P1">"SALVE",</text:p>
      <text:p text:style-name="P1">"SAMBA",</text:p>
      <text:p text:style-name="P1">"SAMOA",</text:p>
      <text:p text:style-name="P1">"SANAR",</text:p>
      <text:p text:style-name="P1">"SANTO",</text:p>
      <text:p text:style-name="P1">"SAQUE",</text:p>
      <text:p text:style-name="P1">"SARNA",</text:p>
      <text:p text:style-name="P1">"SARRO",</text:p>
      <text:p text:style-name="P1">"SARTA",</text:p>
      <text:p text:style-name="P1">"SATAN",</text:p>
      <text:p text:style-name="P1">"SAUCE",</text:p>
      <text:p text:style-name="P1">"SAUDI",</text:p>
      <text:p text:style-name="P1">"SAUNA",</text:p>
      <text:p text:style-name="P1">"SAVIA",</text:p>
      <text:p text:style-name="P1">"SECAR",</text:p>
      <text:p text:style-name="P1">"SECTA",</text:p>
      <text:p text:style-name="P1">"SEDAL",</text:p>
      <text:p text:style-name="P1">"SEDAN",</text:p>
      <text:p text:style-name="P1">"SEGAR",</text:p>
      <text:p text:style-name="P1">"SELLO",</text:p>
      <text:p text:style-name="P1">"SELVA",</text:p>
      <text:p text:style-name="P1">"SEÑAL",</text:p>
      <text:p text:style-name="P1">"SENDA",</text:p>
      <text:p text:style-name="P1">"SEÑOR",</text:p>
      <text:p text:style-name="P1">"SEPIA",</text:p>
      <text:p text:style-name="P1">"SERIE",</text:p>
      <text:p text:style-name="P1"><text:soft-page-break/>"SERIO",</text:p>
      <text:p text:style-name="P1">"SESEO",</text:p>
      <text:p text:style-name="P1">"SESGO",</text:p>
      <text:p text:style-name="P1">"SEXTO",</text:p>
      <text:p text:style-name="P1">"SIDRA",</text:p>
      <text:p text:style-name="P1">"SIEGA",</text:p>
      <text:p text:style-name="P1">"SIETE",</text:p>
      <text:p text:style-name="P1">"SIGLA",</text:p>
      <text:p text:style-name="P1">"SIGLO",</text:p>
      <text:p text:style-name="P1">"SIGNO",</text:p>
      <text:p text:style-name="P1">"SILLA",</text:p>
      <text:p text:style-name="P1">"SIMIO",</text:p>
      <text:p text:style-name="P1">"SIMON",</text:p>
      <text:p text:style-name="P1">"SIRIA",</text:p>
      <text:p text:style-name="P1">"SIRIO",</text:p>
      <text:p text:style-name="P1">"SISMO",</text:p>
      <text:p text:style-name="P1">"SITIO",</text:p>
      <text:p text:style-name="P1">"SOBAR",</text:p>
      <text:p text:style-name="P1">"SOBRA",</text:p>
      <text:p text:style-name="P1">"SOBRE",</text:p>
      <text:p text:style-name="P1">"SOCIO",</text:p>
      <text:p text:style-name="P1">"SODIO",</text:p>
      <text:p text:style-name="P1">"SOFIA",</text:p>
      <text:p text:style-name="P1">"SOLAR",</text:p>
      <text:p text:style-name="P1">"SOLER",</text:p>
      <text:p text:style-name="P1">"SOÑAR",</text:p>
      <text:p text:style-name="P1">"SONAR",</text:p>
      <text:p text:style-name="P1">"SONDA",</text:p>
      <text:p text:style-name="P1">"SONIA",</text:p>
      <text:p text:style-name="P1">"SOPOR",</text:p>
      <text:p text:style-name="P1">"SORBO",</text:p>
      <text:p text:style-name="P1">"SORDO",</text:p>
      <text:p text:style-name="P1">"SORIA",</text:p>
      <text:p text:style-name="P1">"SUAVE",</text:p>
      <text:p text:style-name="P1">"SUBIR",</text:p>
      <text:p text:style-name="P1">"SUCIO",</text:p>
      <text:p text:style-name="P1">"SUDAR",</text:p>
      <text:p text:style-name="P1">"SUDOR",</text:p>
      <text:p text:style-name="P1">"SUECA",</text:p>
      <text:p text:style-name="P1">"SUECO",</text:p>
      <text:p text:style-name="P1">"SUELO",</text:p>
      <text:p text:style-name="P1">"SUEÑO",</text:p>
      <text:p text:style-name="P1">"SUERO",</text:p>
      <text:p text:style-name="P1">"SUITE",</text:p>
      <text:p text:style-name="P1">"SUIZA",</text:p>
      <text:p text:style-name="P1">"SUIZO",</text:p>
      <text:p text:style-name="P1">"SUMAR",</text:p>
      <text:p text:style-name="P1">"SURCO",</text:p>
      <text:p text:style-name="P1"><text:soft-page-break/>"SUSHI",</text:p>
      <text:p text:style-name="P1">"SUSTO",</text:p>
      <text:p text:style-name="P1">"SUTIL",</text:p>
      <text:p text:style-name="P1"/>
      <text:p text:style-name="P1">"TABLA",</text:p>
      <text:p text:style-name="P1">"TACON",</text:p>
      <text:p text:style-name="P1">"TACTO",</text:p>
      <text:p text:style-name="P1">"TADEO",</text:p>
      <text:p text:style-name="P1">"TAHUR",</text:p>
      <text:p text:style-name="P1">"TAIGA",</text:p>
      <text:p text:style-name="P1">"TAJAR",</text:p>
      <text:p text:style-name="P1">"TALAR",</text:p>
      <text:p text:style-name="P1">"TALCO",</text:p>
      <text:p text:style-name="P1">"TALLA",</text:p>
      <text:p text:style-name="P1">"TALLO",</text:p>
      <text:p text:style-name="P1">"TALON",</text:p>
      <text:p text:style-name="P1">"TALUD",</text:p>
      <text:p text:style-name="P1">"TAMAL",</text:p>
      <text:p text:style-name="P1">"TANDA",</text:p>
      <text:p text:style-name="P1">"TANGO",</text:p>
      <text:p text:style-name="P1">"TANIA",</text:p>
      <text:p text:style-name="P1">"TANTO",</text:p>
      <text:p text:style-name="P1">"TAPAR",</text:p>
      <text:p text:style-name="P1">"TAPIA",</text:p>
      <text:p text:style-name="P1">"TAPIR",</text:p>
      <text:p text:style-name="P9">"<text:span text:style-name="T7">TAPON</text:span>",</text:p>
      <text:p text:style-name="P1">"TARAR",</text:p>
      <text:p text:style-name="P1">"TARDE",</text:p>
      <text:p text:style-name="P1">"TARDO",</text:p>
      <text:p text:style-name="P1">"TAREA",</text:p>
      <text:p text:style-name="P1">"TAROT",</text:p>
      <text:p text:style-name="P1">"TARRO",</text:p>
      <text:p text:style-name="P1">"TARSO",</text:p>
      <text:p text:style-name="P1">"TARTA",</text:p>
      <text:p text:style-name="P1">"TASAR",</text:p>
      <text:p text:style-name="P1">"TASCA",</text:p>
      <text:p text:style-name="P1">"TAURO",</text:p>
      <text:p text:style-name="P1">"TEBEO",</text:p>
      <text:p text:style-name="P1">"TECHO",</text:p>
      <text:p text:style-name="P1">"TECLA",</text:p>
      <text:p text:style-name="P1">"TEDIO",</text:p>
      <text:p text:style-name="P1">"TEJER",</text:p>
      <text:p text:style-name="P1">"TEJON",</text:p>
      <text:p text:style-name="P1">"TELON",</text:p>
      <text:p text:style-name="P1">"TEMER",</text:p>
      <text:p text:style-name="P1">"TEMOR",</text:p>
      <text:p text:style-name="P1">"TENAZ",</text:p>
      <text:p text:style-name="P1">"TENER",</text:p>
      <text:p text:style-name="P1"><text:soft-page-break/>"TEÑIR",</text:p>
      <text:p text:style-name="P1">"TENIS",</text:p>
      <text:p text:style-name="P1">"TENUE",</text:p>
      <text:p text:style-name="P1">"TERCO",</text:p>
      <text:p text:style-name="P1">"TERMA",</text:p>
      <text:p text:style-name="P1">"TERMO",</text:p>
      <text:p text:style-name="P1">"TESIS",</text:p>
      <text:p text:style-name="P1">"TEXAS",</text:p>
      <text:p text:style-name="P1">"TEXTO",</text:p>
      <text:p text:style-name="P1">"TIBIA",</text:p>
      <text:p text:style-name="P1">"TIESO",</text:p>
      <text:p text:style-name="P1">"TIFUS",</text:p>
      <text:p text:style-name="P1">"TIGRE",</text:p>
      <text:p text:style-name="P1">"TILDE",</text:p>
      <text:p text:style-name="P1">"TIMAR",</text:p>
      <text:p text:style-name="P1">"TIMBA",</text:p>
      <text:p text:style-name="P1">"TIMON",</text:p>
      <text:p text:style-name="P1">"TINTA",</text:p>
      <text:p text:style-name="P1">"TINTO",</text:p>
      <text:p text:style-name="P1">"TIRAR",</text:p>
      <text:p text:style-name="P1">"TIRIO",</text:p>
      <text:p text:style-name="P1">"TIRON",</text:p>
      <text:p text:style-name="P1">"TIRSO",</text:p>
      <text:p text:style-name="P1">"TIZNA",</text:p>
      <text:p text:style-name="P1">"TOCAR",</text:p>
      <text:p text:style-name="P1">"TOCHO",</text:p>
      <text:p text:style-name="P1">"TOCON",</text:p>
      <text:p text:style-name="P1">"TOKIO",</text:p>
      <text:p text:style-name="P1">"TOLDO",</text:p>
      <text:p text:style-name="P1">"TOLVA",</text:p>
      <text:p text:style-name="P1">"TOMAR",</text:p>
      <text:p text:style-name="P1">"TOMBO",</text:p>
      <text:p text:style-name="P1">"TONAR",</text:p>
      <text:p text:style-name="P1">"TONEL",</text:p>
      <text:p text:style-name="P1">"TONGO",</text:p>
      <text:p text:style-name="P1">"TOPAR",</text:p>
      <text:p text:style-name="P1">"TOQUE",</text:p>
      <text:p text:style-name="P1">"TORAX",</text:p>
      <text:p text:style-name="P1">"TORNO",</text:p>
      <text:p text:style-name="P1">"TORPE",</text:p>
      <text:p text:style-name="P1">"TORRE",</text:p>
      <text:p text:style-name="P1">"TORSO",</text:p>
      <text:p text:style-name="P1">"TORTA",</text:p>
      <text:p text:style-name="P1">"TORVA",</text:p>
      <text:p text:style-name="P1">"TOSCO",</text:p>
      <text:p text:style-name="P1">"TOSER",</text:p>
      <text:p text:style-name="P1">"TOTAL",</text:p>
      <text:p text:style-name="P1">"TOTEM",</text:p>
      <text:p text:style-name="P1"><text:soft-page-break/>"TRABA",</text:p>
      <text:p text:style-name="P1">"TRAER",</text:p>
      <text:p text:style-name="P1">"TRAGO",</text:p>
      <text:p text:style-name="P1">"TRAJE",</text:p>
      <text:p text:style-name="P1">"TRAMA",</text:p>
      <text:p text:style-name="P1">"TRAMO",</text:p>
      <text:p text:style-name="P1">"TRAPO",</text:p>
      <text:p text:style-name="P1">"TRATO",</text:p>
      <text:p text:style-name="P1">"TRAZA",</text:p>
      <text:p text:style-name="P1">"TRAZO",</text:p>
      <text:p text:style-name="P1">"TRECE",</text:p>
      <text:p text:style-name="P1">"TRIBU",</text:p>
      <text:p text:style-name="P1">"TRIGO",</text:p>
      <text:p text:style-name="P1">"TRIPA",</text:p>
      <text:p text:style-name="P1">"TROLL",</text:p>
      <text:p text:style-name="P1">"TRONO",</text:p>
      <text:p text:style-name="P1">"TROTE",</text:p>
      <text:p text:style-name="P1">"TROYA",</text:p>
      <text:p text:style-name="P1">"TROZO",</text:p>
      <text:p text:style-name="P1">"TRUCO",</text:p>
      <text:p text:style-name="P1">"TRUFA",</text:p>
      <text:p text:style-name="P1">"TUCAN",</text:p>
      <text:p text:style-name="P1">"TULIO",</text:p>
      <text:p text:style-name="P1">"TUMBO",</text:p>
      <text:p text:style-name="P1">"TUMOR",</text:p>
      <text:p text:style-name="P1">"TUNDA",</text:p>
      <text:p text:style-name="P1">"TUNEL",</text:p>
      <text:p text:style-name="P1">"TUNEZ",</text:p>
      <text:p text:style-name="P1">"TUPIR",</text:p>
      <text:p text:style-name="P1">"TURCO",</text:p>
      <text:p text:style-name="P1">"TURNO",</text:p>
      <text:p text:style-name="P1">"TUTOR",</text:p>
      <text:p text:style-name="P1"/>
      <text:p text:style-name="P1">"UMERO",</text:p>
      <text:p text:style-name="P1">"UNCIR",</text:p>
      <text:p text:style-name="P1">"UNGIR",</text:p>
      <text:p text:style-name="P1">"UNICO",</text:p>
      <text:p text:style-name="P1">"UNION",</text:p>
      <text:p text:style-name="P1">"UNTAR",</text:p>
      <text:p text:style-name="P1">"URANO",</text:p>
      <text:p text:style-name="P1">"URGIR",</text:p>
      <text:p text:style-name="P1">"USTED",</text:p>
      <text:p text:style-name="P1">"USUAL",</text:p>
      <text:p text:style-name="P1">"USURA",</text:p>
      <text:p text:style-name="P1">"UTERO",</text:p>
      <text:p text:style-name="P1"/>
      <text:p text:style-name="P1">"VACIO",</text:p>
      <text:p text:style-name="P1">"VAGAR",</text:p>
      <text:p text:style-name="P1"><text:soft-page-break/>"VAGON",</text:p>
      <text:p text:style-name="P1">"VAINA",</text:p>
      <text:p text:style-name="P1">"VALER",</text:p>
      <text:p text:style-name="P1">"VALLA",</text:p>
      <text:p text:style-name="P1">"VALLE",</text:p>
      <text:p text:style-name="P1">"VALOR",</text:p>
      <text:p text:style-name="P1">"VAPOR",</text:p>
      <text:p text:style-name="P1">"VARAR",</text:p>
      <text:p text:style-name="P1">"VARON",</text:p>
      <text:p text:style-name="P1">"VASAR",</text:p>
      <text:p text:style-name="P1">"VASCO",</text:p>
      <text:p text:style-name="P1">"VASTO",</text:p>
      <text:p text:style-name="P1">"VATER",</text:p>
      <text:p text:style-name="P1">"VATIO",</text:p>
      <text:p text:style-name="P1">"VEJEZ",</text:p>
      <text:p text:style-name="P1">"VELAR",</text:p>
      <text:p text:style-name="P1">"VELLO",</text:p>
      <text:p text:style-name="P1">"VELOZ",</text:p>
      <text:p text:style-name="P1">"VENDA",</text:p>
      <text:p text:style-name="P1">"VENIR",</text:p>
      <text:p text:style-name="P1">"VENTA",</text:p>
      <text:p text:style-name="P1">"VENUS",</text:p>
      <text:p text:style-name="P1">"VERAZ",</text:p>
      <text:p text:style-name="P1">"VERBO",</text:p>
      <text:p text:style-name="P1">"VERDE",</text:p>
      <text:p text:style-name="P1">"VERJA",</text:p>
      <text:p text:style-name="P1">"VERSO",</text:p>
      <text:p text:style-name="P1">"VETAR",</text:p>
      <text:p text:style-name="P1">"VIAJE",</text:p>
      <text:p text:style-name="P1">"VICIO",</text:p>
      <text:p text:style-name="P1">"VIDEO",</text:p>
      <text:p text:style-name="P1">"VIEJA",</text:p>
      <text:p text:style-name="P1">"VIEJO",</text:p>
      <text:p text:style-name="P1">"VIENA",</text:p>
      <text:p text:style-name="P1">"VIGOR",</text:p>
      <text:p text:style-name="P1">"VILLA",</text:p>
      <text:p text:style-name="P1">"VIRUS",</text:p>
      <text:p text:style-name="P1">"VISAR",</text:p>
      <text:p text:style-name="P1">"VISTA",</text:p>
      <text:p text:style-name="P1">"VITAL",</text:p>
      <text:p text:style-name="P1">"VIUDA",</text:p>
      <text:p text:style-name="P1">"VIUDO",</text:p>
      <text:p text:style-name="P1">"VIVAZ",</text:p>
      <text:p text:style-name="P1">"VIVIR",</text:p>
      <text:p text:style-name="P1">"VOCAL",</text:p>
      <text:p text:style-name="P1">"VODKA",</text:p>
      <text:p text:style-name="P1">"VOLAR",</text:p>
      <text:p text:style-name="P1">"VORAZ",</text:p>
      <text:p text:style-name="P1"><text:soft-page-break/>"VOTAR",</text:p>
      <text:p text:style-name="P1">"VUELO",</text:p>
      <text:p text:style-name="P1"/>
      <text:p text:style-name="P1">"XENON",</text:p>
      <text:p text:style-name="P1"/>
      <text:p text:style-name="P1">"YACER",</text:p>
      <text:p text:style-name="P1">"YEDRA",</text:p>
      <text:p text:style-name="P1">"YEGUA",</text:p>
      <text:p text:style-name="P1">"YELMO",</text:p>
      <text:p text:style-name="P1">"YEMEN",</text:p>
      <text:p text:style-name="P1">"YERAY",</text:p>
      <text:p text:style-name="P1">"YERMO",</text:p>
      <text:p text:style-name="P1">"YERNO",</text:p>
      <text:p text:style-name="P1">"YEZGO",</text:p>
      <text:p text:style-name="P1">"YOGUR",</text:p>
      <text:p text:style-name="P1"/>
      <text:p text:style-name="P1">"ZAFAR",</text:p>
      <text:p text:style-name="P1">"ZAHON",</text:p>
      <text:p text:style-name="P1">"ZANJA",</text:p>
      <text:p text:style-name="P1">"ZAPAR",</text:p>
      <text:p text:style-name="P1">"ZARPA",</text:p>
      <text:p text:style-name="P1">"ZARZA",</text:p>
      <text:p text:style-name="P1">"ZARZO",</text:p>
      <text:p text:style-name="P1">"ZASCA",</text:p>
      <text:p text:style-name="P1">"ZEBRA",</text:p>
      <text:p text:style-name="P1">"ZONAL",</text:p>
      <text:p text:style-name="P1">"ZORRO",</text:p>
      <text:p text:style-name="P1">"ZUECO",</text:p>
      <text:p text:style-name="P1">"ZURDO",</text:p>
      <text:p text:style-name="P1">"ZUZON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00:36:20.091000000</meta:creation-date>
    <dc:date>2022-02-16T00:39:29.042000000</dc:date>
    <meta:editing-duration>PT2H41M21S</meta:editing-duration>
    <meta:editing-cycles>57</meta:editing-cycles>
    <meta:generator>LibreOffice/7.2.5.2$Windows_X86_64 LibreOffice_project/499f9727c189e6ef3471021d6132d4c694f357e5</meta:generator>
    <meta:document-statistic meta:table-count="0" meta:image-count="0" meta:object-count="0" meta:page-count="38" meta:paragraph-count="1783" meta:word-count="1783" meta:character-count="14263" meta:non-whitespace-character-count="14263"/>
  </office:meta>
</office:document-meta>
</file>